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Mono L" fo:font-size="10pt" officeooo:rsid="000022f3" officeooo:paragraph-rsid="000022f3" style:font-size-asian="10pt" style:font-size-complex="10pt"/>
    </style:style>
    <style:style style:name="P2" style:family="paragraph" style:parent-style-name="Standard">
      <style:text-properties style:font-name="Nimbus Mono L" fo:font-size="10pt" officeooo:rsid="000022f3" officeooo:paragraph-rsid="0000ffa2" style:font-size-asian="10pt" style:font-size-complex="10pt"/>
    </style:style>
    <style:style style:name="P3" style:family="paragraph" style:parent-style-name="Standard">
      <style:text-properties style:font-name="Nimbus Mono L" fo:font-size="10pt" officeooo:rsid="000022f3" officeooo:paragraph-rsid="0004ec53" style:font-size-asian="10pt" style:font-size-complex="10pt"/>
    </style:style>
    <style:style style:name="P4" style:family="paragraph" style:parent-style-name="Standard">
      <style:text-properties style:font-name="Nimbus Mono L" fo:font-size="10pt" officeooo:rsid="0000ffa2" officeooo:paragraph-rsid="0000ffa2" style:font-size-asian="10pt" style:font-size-complex="10pt"/>
    </style:style>
    <style:style style:name="P5" style:family="paragraph" style:parent-style-name="Standard">
      <style:text-properties style:font-name="Nimbus Mono L" fo:font-size="10pt" officeooo:rsid="00027c64" officeooo:paragraph-rsid="00027c64" style:font-size-asian="10pt" style:font-size-complex="10pt"/>
    </style:style>
    <style:style style:name="P6" style:family="paragraph" style:parent-style-name="Standard">
      <style:text-properties style:font-name="Nimbus Mono L" fo:font-size="10pt" officeooo:rsid="00036b4b" officeooo:paragraph-rsid="00036b4b" style:font-size-asian="10pt" style:font-size-complex="10pt"/>
    </style:style>
    <style:style style:name="P7" style:family="paragraph" style:parent-style-name="Standard">
      <style:text-properties style:font-name="Nimbus Mono L" fo:font-size="10pt" officeooo:rsid="00036b4b" officeooo:paragraph-rsid="0004ec53" style:font-size-asian="10pt" style:font-size-complex="10pt"/>
    </style:style>
    <style:style style:name="P8" style:family="paragraph" style:parent-style-name="Standard">
      <style:text-properties style:font-name="Nimbus Mono L" fo:font-size="10pt" fo:font-weight="bold" officeooo:rsid="000022f3" officeooo:paragraph-rsid="000022f3" style:font-size-asian="10pt" style:font-weight-asian="bold" style:font-size-complex="10pt" style:font-weight-complex="bold"/>
    </style:style>
    <style:style style:name="P9" style:family="paragraph" style:parent-style-name="Standard">
      <style:text-properties style:font-name="Nimbus Mono L" fo:font-size="10pt" fo:font-weight="bold" officeooo:rsid="00027c64" officeooo:paragraph-rsid="00027c64" style:font-size-asian="10pt" style:font-weight-asian="bold" style:font-size-complex="10pt" style:font-weight-complex="bold"/>
    </style:style>
    <style:style style:name="P10" style:family="paragraph" style:parent-style-name="Standard">
      <style:text-properties style:font-name="Nimbus Mono L" fo:font-size="10pt" fo:font-weight="bold" officeooo:rsid="00036b4b" officeooo:paragraph-rsid="00036b4b" style:font-size-asian="10pt" style:font-weight-asian="bold" style:font-size-complex="10pt" style:font-weight-complex="bold"/>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12" style:family="paragraph" style:parent-style-name="Standard">
      <loext:graphic-properties draw:fill="none"/>
      <style:paragraph-properties fo:margin-left="1cm" fo:margin-right="0cm" fo:text-indent="0cm" style:auto-text-indent="false" fo:background-color="transparent"/>
      <style:text-properties style:font-name="Nimbus Mono L" fo:font-size="10pt" officeooo:rsid="000022f3" officeooo:paragraph-rsid="000022f3" style:font-size-asian="10pt" style:font-size-complex="10pt"/>
    </style:style>
    <style:style style:name="P13"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Nimbus Mono L" fo:font-size="10pt" officeooo:rsid="000022f3" officeooo:paragraph-rsid="000022f3" style:font-size-asian="10pt" style:font-size-complex="10pt"/>
    </style:style>
    <style:style style:name="P14" style:family="paragraph" style:parent-style-name="Standard">
      <loext:graphic-properties draw:fill="none"/>
      <style:paragraph-properties fo:margin-left="1cm" fo:margin-right="0cm" fo:text-indent="0cm" style:auto-text-indent="false" fo:background-color="transparent"/>
      <style:text-properties style:font-name="Nimbus Mono L" fo:font-size="10pt" officeooo:rsid="00027c64" officeooo:paragraph-rsid="00027c64" style:font-size-asian="10pt" style:font-size-complex="10pt"/>
    </style:style>
    <style:style style:name="P15" style:family="paragraph" style:parent-style-name="Standard">
      <loext:graphic-properties draw:fill="none"/>
      <style:paragraph-properties fo:margin-left="1cm" fo:margin-right="0cm" fo:text-indent="0cm" style:auto-text-indent="false" fo:background-color="transparent"/>
      <style:text-properties style:font-name="Nimbus Mono L" fo:font-size="10pt" officeooo:rsid="00036b4b" officeooo:paragraph-rsid="00036b4b" style:font-size-asian="10pt" style:font-size-complex="10pt"/>
    </style:style>
    <style:style style:name="P1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1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18"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1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2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2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22" style:family="paragraph" style:parent-style-name="Standard" style:master-page-name="">
      <loext:graphic-properties draw:fill="none"/>
      <style:paragraph-properties fo:margin-left="1cm" fo:margin-right="0cm" fo:text-indent="0cm" style:auto-text-indent="false" style:page-number="auto" fo:background-color="transparent">
        <style:tab-stops>
          <style:tab-stop style:position="0cm"/>
        </style:tab-stops>
      </style:paragraph-properties>
      <style:text-properties style:font-name="Nimbus Mono L" fo:font-size="10pt" officeooo:rsid="000022f3" officeooo:paragraph-rsid="000022f3" style:font-size-asian="10pt" style:font-size-complex="10pt"/>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2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022f3" officeooo:paragraph-rsid="000022f3" style:font-size-asian="10pt" style:font-size-complex="10pt"/>
    </style:style>
    <style:style style:name="P2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27c64" officeooo:paragraph-rsid="00027c64" style:font-size-asian="10pt" style:font-size-complex="10pt"/>
    </style:style>
    <style:style style:name="P2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imbus Mono L" fo:font-size="10pt" officeooo:rsid="00036b4b" officeooo:paragraph-rsid="00036b4b" style:font-size-asian="10pt" style:font-size-complex="10pt"/>
    </style:style>
    <style:style style:name="P27"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style:font-name="Nimbus Mono L" fo:font-size="10pt" officeooo:rsid="000022f3" officeooo:paragraph-rsid="000022f3" style:font-size-asian="10pt" style:font-size-complex="10pt"/>
    </style:style>
    <style:style style:name="P28" style:family="paragraph" style:parent-style-name="Standard">
      <style:paragraph-properties fo:break-before="page"/>
      <style:text-properties style:font-name="Nimbus Mono L" fo:font-size="10pt" officeooo:rsid="000022f3" officeooo:paragraph-rsid="0004ec53" style:font-size-asian="10pt" style:font-size-complex="10pt"/>
    </style:style>
    <style:style style:name="P29" style:family="paragraph" style:parent-style-name="Standard">
      <style:paragraph-properties fo:break-before="page"/>
      <style:text-properties style:font-name="Nimbus Mono L" fo:font-size="10pt" officeooo:rsid="00036b4b" officeooo:paragraph-rsid="0004ec53" style:font-size-asian="10pt" style:font-size-complex="10pt"/>
    </style:style>
    <style:style style:name="P30" style:family="paragraph" style:parent-style-name="Standard">
      <style:paragraph-properties fo:break-before="page"/>
      <style:text-properties style:font-name="Nimbus Mono L" fo:font-size="10pt" fo:font-weight="bold" officeooo:rsid="000022f3" officeooo:paragraph-rsid="000022f3"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007d5c" style:font-weight-asian="bold" style:font-weight-complex="bold"/>
    </style:style>
    <style:style style:name="T3" style:family="text">
      <style:text-properties fo:font-weight="bold" officeooo:rsid="00036b4b" style:font-weight-asian="bold" style:font-weight-complex="bold"/>
    </style:style>
    <style:style style:name="T4" style:family="text">
      <style:text-properties officeooo:rsid="00007d5c"/>
    </style:style>
    <style:style style:name="T5" style:family="text">
      <style:text-properties officeooo:rsid="00027c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Pt2: Game Sound overview</text:p>
      <text:p text:style-name="P1"/>
      <text:p text:style-name="P8">### Re-Re-Repetition</text:p>
      <text:p text:style-name="P1"/>
      <text:p text:style-name="P1">Quando siamo <text:span text:style-name="T1">**fruitori di opere di intrattenimento**</text:span> - libri, cinema, teatro, etc... - tra noi e gli autori dell'opera si instaura una sorta di tacito accordo.</text:p>
      <text:p text:style-name="P1"/>
      <text:p text:style-name="P1">Da una parte nasce (inconsciamente) in noi volontà di [<text:span text:style-name="T1">sospendere l'incredulità</text:span>] per mettere momentaneamente da parte le nostre facoltà critiche, ignorare le incongruenze secondarie e godere appieno dell'opera di fantasia. Come spettatori ci lasciamo guidare e ci abbandoniamo alla narrazione.</text:p>
      <text:p text:style-name="P1"/>
      <text:p text:style-name="P1">Dall'altra parte l'autore si impegna ad introdurci e nel guidarci attraverso un percorso comune per raccontare una storia.</text:p>
      <text:p text:style-name="P1"/>
      <text:p text:style-name="P1">La sospensione dell'incredulità nasce da un equilibrio molto sottile, tanto più difficile da creare quanto da mantenere da parte dell'autore dell'opera, soprattutto in epoca moderna dove si è bombardati da flussi continui di informazione e da moltissime forme diverse di intrattenimento.</text:p>
      <text:p text:style-name="P1"/>
      <text:p text:style-name="P1">Declinando il concetto al mondo videoludico, un suono ripetitivo viene riconosciuto dal nostro cervello come un <text:span text:style-name="T1">**pattern**</text:span>. Il nostro cervello è abilissimo ad identificare pattern, strutture ricorrenti di ogni tipo, è quando questo avviene il contratto si rompe.</text:p>
      <text:p text:style-name="P1"/>
      <text:p text:style-name="P11">Scott Selfon di _Microsoft Corporation_ parla della ripetizione nel videogioco al GDC 2014 in un [talk] intitolato "_Techniques for Fighting Repetition in Game Audio_".</text:p>
      <text:p text:style-name="P12">{: class="dashed"}</text:p>
      <text:p text:style-name="P1"/>
      <text:p text:style-name="P8">#### Quando la ripetizione è un bene</text:p>
      <text:p text:style-name="P1"/>
      <text:p text:style-name="P1">La _ripetizione_ <text:s/>è considerata un male nell'audio per il videogioco, perchè si rivela spesso causa della rottura dell'illusione.</text:p>
      <text:p text:style-name="P1"/>
      <text:p text:style-name="P1">Tuttavia la ripetizione non è sempre un male: al giocatore va data una sorta di feedback, una **audio reward** ad indicare che si sta facendo qualcosa di giusto o qualcosa che migliora la propria condizione (es. bere la pozione rinvigorente in "_Prince of Persia_").</text:p>
      <text:p text:style-name="P1"/>
      <text:p text:style-name="P1">Anche nell'ambito dei suoni associati alla **UI** la ripetizione è quasi necessaria: un particolare suono sta ad indicare che si sta selezionando una opzione specifica e lo stesso suono ripetuto serve a sottolineare il fatto. Se l'interfaccia utente proponesse suoni diversi mentre l'utente si muove nell'interfaccia, anche interagendo con il medesimo pulsante, la cosa causerebbe non poca confuzione.</text:p>
      <text:p text:style-name="P1"/>
      <text:p text:style-name="P8">#### Quando la ripetizione è un male</text:p>
      <text:p text:style-name="P1"/>
      <text:p text:style-name="P1">I casi in cui la ripetizione NON è bene sono quelli in cui causa la <text:span text:style-name="T1">**rottura dell'illusione**</text:span>: se il suono che udiamo è lo stesso che abbiamo già ascoltato, il nostro cervello intuisce immediatamente che qualcosa non funziona come dovrebbe.</text:p>
      <text:p text:style-name="P1"/>
      <text:p text:style-name="P1">Un suono che si ripete, sempre uguale a sé stesso, anche solo due volte di fila, è quanto di più innaturale si possa percepire.</text:p>
      <text:p text:style-name="P1"/>
      <text:p text:style-name="P1">La ripetizione può verificarsi nell'ambito dei:</text:p>
      <text:p text:style-name="P1"><text:soft-page-break/>* <text:span text:style-name="T1">**dialoghi**</text:span>: immaginiamo una situazione in cui affrontiamo uno schieramento di nemici e ognuno di essi pronunci un grido di battaglia assolutamente identico a quello pronunciato dai vicini;</text:p>
      <text:p text:style-name="P1">* <text:span text:style-name="T1">**fooley**</text:span>: esempio tipico è quello dei _footsteps_, in cui lo stesso identico suono si sente ripetuto più e più volte durante il gioco. L'effetto suona innaturale e contribuisce a "_buttare fuori_" lo spettatore;</text:p>
      <text:p text:style-name="P1">* <text:span text:style-name="T1">**fisica**</text:span>: se il physics engine lavora per simulare, ad esempio, una lattina che rotola al suolo, e l'integrazione prevede che un suono venga riprodotto a loop ad intervalli di tempo regolari, ecco che si ha lo stesso tipo di problema (indipendentemente che il suono ben si sposi con l'immagine renderizzata a schermo);</text:p>
      <text:p text:style-name="P1">* <text:span text:style-name="T1">**suono senza corrispondenza visiva** </text:span>(o per meglio dire, con _errata_ corrispondenza visiva): una cosa che accade tipicamente con i suoni d'ambiente, spesso pre-prodotti e inseriti nel gioco senza che ci sia una comunicazione tra i game e audio engines (discuteremo meglio questo aspetto fra poco).</text:p>
      <text:p text:style-name="P1"/>
      <text:p text:style-name="P8">#### Grandi matrici</text:p>
      <text:p text:style-name="P1"/>
      <text:p text:style-name="P1">La ripetizione può essere ovviata utilizzando diverse varianti dello stesso suono e riprodurre, di volta in volta, una versione diversa dalla precedente.</text:p>
      <text:p text:style-name="P1"/>
      <text:p text:style-name="P1">Il lavoro del sound designer è quello di preparare un grand numero di assets sonori "_riempiendo gli speadsheed_" (derivati in fase di preproduzione dall'_audio design document_) e registrare centinaia se non migliaia di suoni diversi. Una matrice ad incroci enorme che richiede un sacco di tempo e risorse per essere prodotta.</text:p>
      <text:p text:style-name="P1"/>
      <text:p text:style-name="P1">Il workflow comunce infatti può essere compreso se si pensa a come l'audio viene normalemnte implementato all'interno del videogioco: come un <text:span text:style-name="T1">**evento**</text:span> che corrisponde ad un determinato <text:span text:style-name="T1">**suono**</text:span>.</text:p>
      <text:p text:style-name="P1"/>
      <text:p text:style-name="P1">Che cosa si intende per evento? All'interno del game engine, un _evento_ potrebbe essere qualsiasi verificarsi di una qualche condizione. Ad esempio:</text:p>
      <text:p text:style-name="P1">* il click del mouse;</text:p>
      <text:p text:style-name="P1">* il raggiungimento di un determinato punteggio;</text:p>
      <text:p text:style-name="P1">* il fatto di pronunciare una determinata frase oppure no;</text:p>
      <text:p text:style-name="P1">* oppure ancora una collisione tra due corpi rilevata e riportata dall'engine di fisica.</text:p>
      <text:p text:style-name="P1"/>
      <text:p text:style-name="P1">Ammesso che la relazione `martello--&gt; colpisce--&gt; incudine` produca lo stesso suono di `incudine--&gt; colpisce--&gt; martello`, gli assets audio da ricreare sono comunque tantissimi: la <text:span text:style-name="T1">**crescita**</text:span> è <text:span text:style-name="T1">**combinatoria**</text:span>!</text:p>
      <text:p text:style-name="P1"/>
      <text:p text:style-name="P1">Se dovessimo realizzare un suono per ciascuna delle combinazioni possibili di due oggetti tra tutti quelli presenti all'interno del gioco ecco che ne servirebbero già un'ottantina in un caso come quello mostrato qui di seguito:</text:p>
      <text:p text:style-name="P1"/>
      <text:p text:style-name="P1">Senza contare che, come abbiamo già detto, un oggetto non ha solo un singolo modo di "_suonare_"!</text:p>
      <text:p text:style-name="P1"/>
      <text:p text:style-name="P11">Un oggetto può essere colpito in un particolare punto o subire un impatto da un corpo che poi rimane in contatto. Può essere strisciato e causare una eccitazione da frizione, soffiato per eccitarne eventuali cavità d'aria oppure scosso da una vicina sorgente ad esso accoppiata ed essere portato in risonanza.</text:p>
      <text:p text:style-name="P12">&lt;br/&gt;&lt;br/&gt;</text:p>
      <text:p text:style-name="P12">Inoltre tutto questo può accadere in aria oppure sott'acqua il che modificherebbe la velocità del suono e la sua propagazione. Oppure può accadere mentre l'oggetto, l'ascoltatore o il mezzo di propagazione sono in movimento causando l'effetto Doppler, etc...</text:p>
      <text:p text:style-name="P12"><text:soft-page-break/>&lt;br/&gt;&lt;br/&gt;</text:p>
      <text:p text:style-name="P12">Per fare un altro esempio si potrebbe considerare ancora quello dei _footsteps_: senza troppo eccedere, potremmo supporre che il gioco contenga 20 diverse superfici calpestabili come legno, metallo, ghiaia, sabbia, cemento e così via.</text:p>
      <text:p text:style-name="P12">&lt;br/&gt;&lt;br/&gt;</text:p>
      <text:p text:style-name="P12">Per ottenere il numero di file audio da produrre, dobbiamo moltiplicare questo numero per quello dei personaggi più importanti per il gioco, i quali hanno bisogno d'essere caratterizzati particolarmente nei loro movimenti.</text:p>
      <text:p text:style-name="P12">&lt;br/&gt;&lt;br/&gt;</text:p>
      <text:p text:style-name="P12">Questi personaggi possono poi indossare diversi tipi di calzari e possono camminare a diverse velocità: anche questo incide sul suono (il _correre_ non suona come il _camminare_).</text:p>
      <text:p text:style-name="P12">&lt;br/&gt;&lt;br/&gt;</text:p>
      <text:p text:style-name="P12">All'interno dell'equazione potremmo poi inserire anche il paramtro _peso_, dovuto ad esempio dal numero di oggetti trasportati nell'inventario personale, oppure ancora considerare la pendenza del terreno, e così via...</text:p>
      <text:p text:style-name="P12">{: class="note"}</text:p>
      <text:p text:style-name="P1"/>
      <text:p text:style-name="P1">Come si vede la matrice degli assets sonori in un caso come questo diventerebbe davvero gigantesca e multidimensionale.</text:p>
      <text:p text:style-name="P1"/>
      <text:p text:style-name="P1">Un caso di studio interessante potrebbe essere quello illustrato da _Alastair MacGregor_ della _Rockstar games_ al GDC 2014 rigaurdo agli assets del gioco <text:span text:style-name="T1">GTA V</text:span> (vedi minuto [13:47])</text:p>
      <text:p text:style-name="P1"/>
      <text:p text:style-name="P1">TODO: argomenta suoni di impatto, dialoghi (walla), programmi radiofonici, etc...</text:p>
      <text:p text:style-name="P1"/>
      <text:p text:style-name="P8">#### Realtime</text:p>
      <text:p text:style-name="P1"/>
      <text:p text:style-name="P1">Una possibile soluzione alla ripetizione, alla conseguente necessità di avere numerosissimi assets è quella di generare variazioni in <text:span text:style-name="T1">**realtime**</text:span>, usando, ove possibile, le capacità offerte dai dispositivi <text:span text:style-name="T1">**hardware**</text:span> della piattaforma oppure programmando via <text:span text:style-name="T1">**software**</text:span> le features necessarie.</text:p>
      <text:p text:style-name="P1"/>
      <text:p text:style-name="P1">Ecco le principali accortezze che si potrebbero avere:</text:p>
      <text:p text:style-name="P1"/>
      <text:p text:style-name="P8">##### Volume / attenuation</text:p>
      <text:p text:style-name="P1"/>
      <text:p text:style-name="P1">Si tratta di un sistema facile ed economico da mettere in atto perchè comporta operazioni CPU base. Fornisce già una discreta illusione della profondità e della spazialità, tuttavia non è uno dei sistemi più incisivi per vincere la ripetitività;</text:p>
      <text:p text:style-name="P1"/>
      <text:p text:style-name="P1">TODO: cosa significa <text:span text:style-name="T1">**costo CPU**</text:span>?</text:p>
      <text:p text:style-name="P1">{: class="note"}</text:p>
      <text:p text:style-name="P1"/>
      <text:p text:style-name="P8">##### Pitch changes</text:p>
      <text:p text:style-name="P1"/>
      <text:p text:style-name="P1">L'orecchio umano è meno abile nel riuscire a percepire differenze di intonazione. Inoltre questo sistema non è sempre applicabile, specie nelle linee di dialogo, per le quali invece una variazione di pitch risulterebbe particolarmente fastidiosa.</text:p>
      <text:p text:style-name="P1"/>
      <text:p text:style-name="P1">La causa di questo è da ricercare nel fatto che tutti questi cambiamenti nel pitch avvengono attraverso cambiamenti di sample rate, nel dominio del tempo quindi, con conseguente variazione nella durata.</text:p>
      <text:p text:style-name="P1"/>
      <text:p text:style-name="P1"><text:soft-page-break/>Così facendo la voce diventa rapidamente innaturale (quando una voce è "_pitchata_" verso l'alto ad esempio si incorre nel problema legato alle armoniche superiori che, superata la frequenza di nyquist, finiscono per ripresentarsi nella parte bassa dello spettro, causando distorsioni e artifatti percepibili).</text:p>
      <text:p text:style-name="P1"/>
      <text:p text:style-name="P1">Inoltre da considerare la banda di trasferimento dati da disco a memorie/processore: con un pitch shift di un ottava sopra ci ritorviamo un audio dalla velocità raddoppiata il che necessità un più veloce accesso ai dati.</text:p>
      <text:p text:style-name="P1"/>
      <text:p text:style-name="P1">Pitch shifting più avanzati possono essee usati: si tratta dei pitch shifting che agiscono invece nel dominio della frequenza e si basano quindi sulla FFT. Sono pitch shifting con la preservazione delle formanti che garantiscono alle voci di mantenere la loro credibilità. Con questi tipi di pitch shifting inoltre lo streaming dei contenuti audio da disco resta coerente.</text:p>
      <text:p text:style-name="P1"/>
      <text:p text:style-name="P8">##### Filtering</text:p>
      <text:p text:style-name="P1"/>
      <text:p text:style-name="P1">Spesso l'hardware dei dispositivi su cui il gioco verrà giocato permette di effettuare operazioni di filtraggio in modo diretto senza costi di alcun tipo. In caso questo non sia possibile invece è comunque semplice implementare lo stesso tipo di filtri base come un LPF o un banco di BPF, via codice DSP.</text:p>
      <text:p text:style-name="P1"/>
      <text:p text:style-name="P1">Usare i filtri sul sonoro e anche sulle voci permette di raggiungere un alto grado di variabilità. Non importa se il filtraggio non rispetta con accuratezza la fisica del fenomeno, il semplice fatto che ci sia un filtro fa suonare il tutto più naturale.</text:p>
      <text:p text:style-name="P1"/>
      <text:p text:style-name="P1">Applicare variazioni randomiche sul filtto di una voce infatti, aiuta a illudere il giocatore sulla presenza di elementi attenuanti come l'umidità ad esempio, ma soprtattutto fornisce la sensazione di direzionalità: nell'esperienza quotidiana, come ascoltatori ci accorgiamo che <text:span text:style-name="T1">**la nostra testa**</text:span> non è mai perfettamente ferma nello stesso punto e, anche piccole variazioni nella posizione, possono modificare lo spettro dell'audio percepito.</text:p>
      <text:p text:style-name="P1"/>
      <text:p text:style-name="P1">Anche questa è una tecnica relativamente economica da applicare.</text:p>
      <text:p text:style-name="P1"/>
      <text:p text:style-name="P8">##### Timing variations</text:p>
      <text:p text:style-name="P8"/>
      <text:p text:style-name="P1">Di nuovo in questo caso si può citare l'esempio dei _footsteps_. Il suono dei passi è infatti un suono molto articolato, per questo si può pensare di <text:span text:style-name="T1">**spezzarlo nelle sue componenti individuali**</text:span> e applicare variazioni casuali a ciascuna di queste per ottenere un risultato molto più ricco.</text:p>
      <text:p text:style-name="P1"/>
      <text:p text:style-name="P1">Un altro espediente è quello di <text:span text:style-name="T1">**variare il tempo**</text:span> che intercorre tra i vari elementi. In un suono ambientale che debba generare un tappeto costante di sottofondo, un particolare altamente riconoscibile come un <text:span text:style-name="T1">**ululato**</text:span> o il bubolare di un <text:span text:style-name="T1">**gufo**</text:span> può destare l'interesse dell'ascoltatore (il cervello si aggrappa a cose di questo tipo), pertanto una ripetizione a loop dell'audiofile, verrebbe immediatemente classificata come finta.</text:p>
      <text:p text:style-name="P1"/>
      <text:p text:style-name="P1">In questi casi meglio separe le diverse parti e lavorare con tempi diversi e casuali frapposti tra i suoni che possono essere più problematici.</text:p>
      <text:p text:style-name="P1"/>
      <text:p text:style-name="P8">##### Silence</text:p>
      <text:p text:style-name="P1"/>
      <text:p text:style-name="P1">Talvolta il silenzio può risultare un grande alleato quando si cerchi di sconfiggere la ripetitività.</text:p>
      <text:p text:style-name="P1"/>
      <text:p text:style-name="P1"><text:soft-page-break/>Semplicemente contemplare il silenzio come una delle possibili opzioni nel ventaglio di delle possibilità, può aggiungere un po' di variazione in più!</text:p>
      <text:p text:style-name="P1"/>
      <text:p text:style-name="P8">##### Envelope</text:p>
      <text:p text:style-name="P1"/>
      <text:p text:style-name="P1">Applicare curve di inviluppo su volume o frequenza di taglio dei filtri aggiungono ancora ulteriore variabilità.</text:p>
      <text:p text:style-name="P1"/>
      <text:p text:style-name="P1">Ad esempio una _mitragliatrice_ che abbia terminato la sua raffica potrà avere diverse curve di inviluppo applicate alla coda del suono in decadimento.</text:p>
      <text:p text:style-name="P1"/>
      <text:p text:style-name="P8">##### Positional variation</text:p>
      <text:p text:style-name="P1"/>
      <text:p text:style-name="P4">La variazioni applicata al posizionamento dei suoni nell'ambiente è importante; in particolare per tutti quei suoni che non hanno un proprio corrispettivo visivo.</text:p>
      <text:p text:style-name="P4"/>
      <text:p text:style-name="P4">Il _bubolare di un gufo_ nello scenario del bosco visto poco fa deve essere posizionato con cognizione e mantenere la propria posizione coerentemente con i movimenti del giocatore (la cosa potrebbe non essere scontata: pensiamo ad un audio ambientale prerenderizzato; mono, stereo o multicanale).</text:p>
      <text:p text:style-name="P4"/>
      <text:p text:style-name="P4">Inoltre, considerando che i suoni non sono quasi <text:span text:style-name="T1">**mai omnidirezionali**</text:span>, occorre considerare anche quale la <text:span text:style-name="T1">**direzione**</text:span> verso cui la sorgente sonora è orientata.</text:p>
      <text:p text:style-name="P4"/>
      <text:p text:style-name="P4">Un "_epic fail_" in questo caso sarebbe il percepire un gufo sul proprio lato destro quando, sopraggiungendo dal bosco, si sia ormai arrivati a costeggiare sulla destra un alto edificio.</text:p>
      <text:p text:style-name="P4"/>
      <text:p text:style-name="P8">##### Environmental variation</text:p>
      <text:p text:style-name="P1"/>
      <text:p text:style-name="P1">L'ambiente deve interagire con il suono prodotto dagli emitter: il mondo 3D in cui siamo immersi può essere sfruttato per creare variazione.</text:p>
      <text:p text:style-name="P1"/>
      <text:p text:style-name="P1">Per continuare con l'esempio del muro, il suono dei nostri passi dovrebbe in questo caso essere arricchito da una serie di early reflection. Ascoltando il suono così realizzato non soltanto si avrebbe una percezione di variazione ma anche una maggiore sensazione di immedesimazione nell'ambiente.</text:p>
      <text:p text:style-name="P1"/>
      <text:p text:style-name="P1">Un esempio potrebbe essere il plug-in [<text:span text:style-name="T1">Reflect</text:span>] di Wwise il cui compito è proprio quello di realizzare le early reflection dinamicamente su base della struttura 3D del mondo.</text:p>
      <text:p text:style-name="P1"/>
      <text:p text:style-name="P11">Ad oggi la cosa può sembrare scontata ma, forse qualcuno se ne ricorderà, prima che il calcolo dinamico delle occlusioni diventasse possibile e venisse implementato massicciamente, poteva capitare che si sentisse il suono di un nemico sopraggiungere dal lato ma che, voltandosi verso la direzione di provenienza del suono, non ci fosse nulla se non un muro. Il nemico c'era ma aldilà della parete.</text:p>
      <text:p text:style-name="P12">{: class="dashed"}</text:p>
      <text:p text:style-name="P1"/>
      <text:p text:style-name="P8">### When to apply all those effects</text:p>
      <text:p text:style-name="P8"/>
      <text:p text:style-name="P8">#### Dialoghi</text:p>
      <text:p text:style-name="P1"/>
      <text:p text:style-name="P1">Aggiungere variazione non è sempre facile: il dialogo è la cosa più difficile da manipolare dinamicamente su cui è più difficile applicare quanto visto fino ad ora..</text:p>
      <text:p text:style-name="P1"/>
      <text:p text:style-name="P1"><text:soft-page-break/>Per questo la variazione la si ottiene in fase di registrazione, con l'attore e il direttore del ADR che registrano battute con differenti intenzioni ed intonazioni.</text:p>
      <text:p text:style-name="P1"/>
      <text:p text:style-name="P11">Interessanti saranno i futuri sviluppi dell'<text:span text:style-name="T1">**intelligenza artificiale** </text:span>per la sintesi vocale la quale potrebbe presto soppiantare la necessità di disporre di _voice talents_ in carne ed ossa per la registrazione di linee di dialogo (vedi il progetto [<text:span text:style-name="T1">WaveNet</text:span>] ad esempio).</text:p>
      <text:p text:style-name="P12">{: class="note"}</text:p>
      <text:p text:style-name="P1"/>
      <text:p text:style-name="P1">Nel caso dei dialoghi eventualmente si possono applicare modifiche in real-time come il <text:span text:style-name="T1">**voice-masking**</text:span> (usato tra l'altro per ridurre il gender gap (flip gender) nell [interviste di lavoro on-line]oppure ancora per una "_radio-lizzazione_" (voice coming from the radio).</text:p>
      <text:p text:style-name="P1"/>
      <text:p text:style-name="P1">In tale caso è possibile aggiungere più o meno rumore, crakcles o distorsione in modo dinamico e in termpo reale.</text:p>
      <text:p text:style-name="P1"/>
      <text:p text:style-name="P11">Altro esempio è il filtering real time che si applica per simulare la voce proveniente da una comunicazione telefonica. in genere utilizzando un filtro passabanda da 300Hz a 3000Hz.</text:p>
      <text:p text:style-name="P12">{: class="dashed"}</text:p>
      <text:p text:style-name="P1"/>
      <text:p text:style-name="P1">Resta comunque il fatto che la stessa frase non può essere mai detta identicamente 2 volte di fila! E' inaccettabile all'ascolto.</text:p>
      <text:p text:style-name="P1"/>
      <text:p text:style-name="P1">Un altro aspetto interessante che dovrebbe essere gestito è nell'<text:span text:style-name="T1">**interazione di più characters**</text:span> durante il dialogo: come individui nella quotidianità del mondo reale, siamo naturalmente in grado di ascoltarci l'un l'latro e aspettare il nostro turno per esprimere la nostra opinione. In caso di sovrapposzione è possibile interrompere l'interlocutore alzando la voce oppure restare in silenzio fino a che colui che parla non concluda.</text:p>
      <text:p text:style-name="P1"/>
      <text:p text:style-name="P1">Un gioco non è in grado di fare questo. Interessante sarebbe capire come ed in che modo introdurre sistemi intelligenti per simulare questo tipo di interazioni sociali per restituire una suono più verosimile.</text:p>
      <text:p text:style-name="P1"/>
      <text:p text:style-name="P11">Una nota va spesa per citare i sistemi di <text:span text:style-name="T1">**speech recognition**</text:span> come shortcut sostitutivi all'uso dei controller fisici per agire all'interno del gioco (implementati ad esempio in titoli come "_Mass Effect 3_", "_The Elder Scrolls V: skyrim_").</text:p>
      <text:p text:style-name="P12">{: class="note"}</text:p>
      <text:p text:style-name="P1"/>
      <text:p text:style-name="P1">Importante comunque generare variazioni come la già citata _positional variation_ considerando che il suono proveniente dalla bocca non è direzionale e pertanto va opportunamente filtrato a seconda dei movimenti.</text:p>
      <text:p text:style-name="P1"/>
      <text:p text:style-name="P8">#### Sound fxs</text:p>
      <text:p text:style-name="P1"/>
      <text:p text:style-name="P1">Come già detto, le variazioni hanno ampia applicazione sugli effetti sonori.</text:p>
      <text:p text:style-name="P1"/>
      <text:p text:style-name="P8">#### Music (case study: iMuse)</text:p>
      <text:p text:style-name="P1"/>
      <text:p text:style-name="P1">Anche la musica è una elemento che può certo avvantaggiarsi delle tecniche di variazione fino ad ora discusse.</text:p>
      <text:p text:style-name="P1"/>
      <text:p text:style-name="P1">Un sistema davvero interessante è quello ideato dai compositori Michael Land e Peter McConnel nel 1991, quando all'epoca lavoravano ai videogiochi di avventura della _LucasArts_: <text:span text:style-name="T1">**iMuse**</text:span>.</text:p>
      <text:p text:style-name="P1"/>
      <text:p text:style-name="P1"><text:soft-page-break/>Nasce nel 1991 ([brevettato nel 1994]); è un sistema che premette l'introduzione di componenti di audio dinamico in un linguaggio di scripting. Fondamentalmente iMuse è un database di sequenze musicali che possono contenere **punti di decisione** o **markers** all'interno delle tracce.</text:p>
      <text:p text:style-name="P1"/>
      <text:p text:style-name="P1">Il sistema, utilizzando eventi SysEx nei file MIDI, permette l'interazione tra le azioni del giocatore e il sonoro del gioco.</text:p>
      <text:p text:style-name="P1">Gli eventi in questione sono di due tipi: <text:span text:style-name="T1">**markers**</text:span> e <text:span text:style-name="T1">**hooks**</text:span>.</text:p>
      <text:p text:style-name="P1"/>
      <text:p text:style-name="P1">* Un _marker_ viene inserito nel file MIDI nel punto che, una volta raggiunto dal lettore MIDI, deve triggerare l'esecuzione di un particolare comando da parte dello script del gioco. Il comando in questione è inserito in una lista (_coda <text:s/>fifo_) è ne viene attivata l'esecuzione non appena il MIDI player raggiunge un marker con un determinato ID. I comandi possono essere qualsiasi cosa, dal fade in/out alle pause;</text:p>
      <text:p text:style-name="P1">* Un _hook_ contiene un ID e l'azione da eseguire una volta che l'hook viene raggiunto. Lo script lancia un comando che si occupa di aspettare che un certo hook venga incontrato (_callback_), e quindi di mettere in esecuzione il comando contenuto in quest'ultimo.</text:p>
      <text:p text:style-name="P1">Gli hook si distinguono in vari tipi, quali ad esempio salti, trasposizioni, abilitazione/disabilitazione di strumenti.</text:p>
      <text:p text:style-name="P1"/>
      <text:p text:style-name="P1">Vediamone un paio di esempi sfruttando il motore _ScummVM_ e giocando a _Monkey Island 2: LeChuck revenge_ (nota: nella particolare dimostrazione usiamo una emulazione software della scheda <text:span text:style-name="T1">_Roland MT-32_</text:span>, all'epoca lo stato dell'arte dell'audio nel mondo videoludico);</text:p>
      <text:p text:style-name="P1"/>
      <text:p text:style-name="P1">Per la musica si potrebbe aprire un intero capitolo a parte parlando di composizioni interattive, <text:span text:style-name="T1">musica generativa/algoritmica</text:span>, passando per iMuse, Farnell,</text:p>
      <text:p text:style-name="P1"/>
      <text:p text:style-name="P1">Forse in una lezione futura :)</text:p>
      <text:p text:style-name="P1"/>
      <text:p text:style-name="P8">### Game audio engine tradizionale</text:p>
      <text:p text:style-name="P1"/>
      <text:p text:style-name="P1">Il _game audio engine_ è una componente del game engine, oppure un modulo _middleware_ da affiancare ad esso, che si occupa della gestione di tutto ciò che è suono all'interno di un videogioco.</text:p>
      <text:p text:style-name="P1"/>
      <text:p text:style-name="P1">Quali sono i compiti e le caratteristiche principali di un game audio engine tradizionale?</text:p>
      <text:p text:style-name="P1"/>
      <text:p text:style-name="P8">#### Switching</text:p>
      <text:p text:style-name="P1"/>
      <text:p text:style-name="P1">Logiche e meccanismi per dare priorità ai suoni da riprodurre e assegnare le voci disponibili, dal momento che si tratta di risorse limitate.</text:p>
      <text:p text:style-name="P1">Un esempio potrebbero essere i sintetizzatori dove si parla di [<text:span text:style-name="T1">voice stealing</text:span>].</text:p>
      <text:p text:style-name="P1"/>
      <text:p text:style-name="P1">Un esempio di voice stealing nel videogioco lo si ha in _Super Mario Bros_, dove il sound engine agisce sulla voce assegnata alla melodia principale (il suono più acuto), deallocandola e riassegnandola per la sintesi degli effetti sonori delle monete.</text:p>
      <text:p text:style-name="P1"/>
      <text:p text:style-name="P1">Lo switching è guidato anche dal ruolo che il particolare suono riveste all'interno della <text:span text:style-name="T1">**narrazione**</text:span>: in una sitauzione in cui sono presenti molti suoni, sono quelli meno importanti ai fini di quanto si deve raccontare ad essere sacrificati per primi.</text:p>
      <text:p text:style-name="P1"/>
      <text:p text:style-name="P1">Ai suoni in riproduzione in un videogioco sono quasi sempre associati <text:span text:style-name="T1">**valori di priorità**</text:span> o <text:span text:style-name="T1">**rating**</text:span> in modo automatico o semi-automatico in base alle <text:soft-page-break/>scelte del giocatore. Questi valori numerici sono fondamentali nella scelta di quali voci deallocare in un scenario di _voice stealing_/switching.</text:p>
      <text:p text:style-name="P1"/>
      <text:p text:style-name="P8">#### Random</text:p>
      <text:p text:style-name="P1"/>
      <text:p text:style-name="P1">Come abbiamo ampiamente detto poco fa, la randomicità può essere una grande risorsa per aggiungere variabilità.</text:p>
      <text:p text:style-name="P1"/>
      <text:p text:style-name="P1">Il game audio engine dispone di una serie di strumenti integrati per aggiungere variabilità pressochè a ciascun parametro disponibile.</text:p>
      <text:p text:style-name="P1"/>
      <text:p text:style-name="P8">#### Blending</text:p>
      <text:p text:style-name="P1"/>
      <text:p text:style-name="P1">Il _leitmotif_ è: le <text:span text:style-name="T1">**risorse sono limitate**</text:span>.</text:p>
      <text:p text:style-name="P1"/>
      <text:p text:style-name="P1">Crossfade parametrico tra campioni diversi, quello che nella sintesi prende il nome di <text:span text:style-name="T1">**multisampling**</text:span>. Questa tecnica è implementata in gran misura nei campionatori i quali infatti rispondono a diverse velocity di tocco con un mix tra campioni corrispondenti.</text:p>
      <text:p text:style-name="P1"/>
      <text:p text:style-name="P1">In un gioco, immaginiamo una caduta di un oggetto da diverse altezze; questo comporta intensità diversa ma non solo, anche variazione timbrica.</text:p>
      <text:p text:style-name="P1"/>
      <text:p text:style-name="P8">#### Mixer, Grouping and Buses</text:p>
      <text:p text:style-name="P1"/>
      <text:p text:style-name="P1">Molti game audio system incorporano un mixer del tutto analogo a quallo in uso nelle grandi produzioni: un banco large frame con gruppi, mandate e ritorni, etc...</text:p>
      <text:p text:style-name="P1"/>
      <text:p text:style-name="P1">La differenza è che, mentre per una produzione tradizionale la configurazione del banco rimane statica, praticamente invariata lungo tutta la durato di Un medesimo brano o album, nel caso di un videogioco <text:s/>il mixer deve spesso riconfigurarsi del tutto in pochi istanti.</text:p>
      <text:p text:style-name="P1"/>
      <text:p text:style-name="P1">Un esempio potrebbe essere il passaggio da una sitauzione _in-game_ ad un _menù di interfaccia_ (pausa o salvataggio).</text:p>
      <text:p text:style-name="P1"/>
      <text:p text:style-name="P8">#### Real time controllers</text:p>
      <text:p text:style-name="P1"/>
      <text:p text:style-name="P1">Il game sound engine deve stabilire con il game engine un'interfaccia per ricevere (e inviare) parametri real time da utilizzarsi per controllare interattivamente controlli quali volume, pitch o frequenza di taglio.</text:p>
      <text:p text:style-name="P1"/>
      <text:p text:style-name="P1">Alcuni esempi di parametri utilizzabile per modificare i suoni i nriproduzione potrebbero essere:</text:p>
      <text:p text:style-name="P1">* il livello di _salute_ per il player;</text:p>
      <text:p text:style-name="P1">* il _carico_ per un automobile in corsa;</text:p>
      <text:p text:style-name="P1">* il _punteggio_ della partita a regolare il livello di eccitamento del pubblico sugli spalti dello stadio.</text:p>
      <text:p text:style-name="P1"/>
      <text:p text:style-name="P8">#### Positioning, Attenuation &amp; Dampening</text:p>
      <text:p text:style-name="P1"/>
      <text:p text:style-name="P1">Come funziona l'audio in un gioco: <text:span text:style-name="T1">**emitters**</text:span> sono oggetti nello spazio tridimensionale che emettono suono e uno o più <text:span text:style-name="T1">**listeners** </text:span>(mono, stereo o multicanale; va pensato come un array di microfoni), in genere solidale col player.</text:p>
      <text:p text:style-name="P1"/>
      <text:p text:style-name="P1">Ogni emitter nel 3D world è caratterizzato dalla presenza due sfere ad esso concentriche che dividono lo spazio in 3 volumi.</text:p>
      <text:p text:style-name="P1"/>
      <text:p text:style-name="P1"><text:soft-page-break/>Attenuazione e smorzamento: un discorso legato alla <text:span text:style-name="T1">**distanza**</text:span> tra emitter e listener, grandezza geometrica ricavata dal modello tridimensionale, in base alla quale viene modificato in tempo reale l'amplificatore di livello e/o la frequenza di taglio di un filtro passa basso.</text:p>
      <text:p text:style-name="P1"/>
      <text:p text:style-name="P1">Lo stesso si applica in casi in cui ci sia un <text:span text:style-name="T1">**ostacolo**</text:span> tra emittere e listener: <text:span text:style-name="T1">**occlusione**</text:span> ottenuta con filtri opportunamente settati. Materiali diversi</text:p>
      <text:p text:style-name="P1"/>
      <text:p text:style-name="P1">In altre parole si tratta di un sistema che si occupa di calcolare in run-time le funzioni di trasferimento e i filtri da applicare al suono riprodotto per dare all'ascoltatore la percezione che gli emettitori si trovino immersi nello spazio virtuale circostante.</text:p>
      <text:p text:style-name="P1"/>
      <text:p text:style-name="P11">Il panning "_reale_" è più complcato rispetto ad una semplice variazione di volume tra i canali.</text:p>
      <text:p text:style-name="P12">panning, multicanale (stereo, 5.1, 7.1, ambisonic (non usato), binaurale);</text:p>
      <text:p text:style-name="P12">{: class="nota"}</text:p>
      <text:p text:style-name="P1"/>
      <text:p text:style-name="P1">---</text:p>
      <text:p text:style-name="P1">Un esempio interessante per quanto riguarda il posizionamento del suono nello spazio lo si ha ad esempio nel gioco "_Hellblade: Senua's sacrifice_", sviluppato da [Ninja Theory] e pubblicato pochi giorni fa.</text:p>
      <text:p text:style-name="P1"/>
      <text:p text:style-name="P1">In questo gioco l'[<text:span text:style-name="T1">audio binuaurale]</text:span> diventa importantissimo per rappresentare con efficacia le voci interiori della protagonista che soffre di un disturbo psichico.</text:p>
      <text:p text:style-name="P1"/>
      <text:p text:style-name="P11">A proposito di binuaurale, mai sentito parlare del fenomeno denominato [<text:span text:style-name="T1">ASMR</text:span>]? Ecco un [interessante articolo] a rigurdo.</text:p>
      <text:p text:style-name="P12">{: class="dashed"}</text:p>
      <text:p text:style-name="P1"/>
      <text:p text:style-name="P1">Nel gioco l'audio è [talvolta utilizzato] come mezzo (quasi) esclusivo per riuscire ad orientarsi nel mondo tridimensionale.</text:p>
      <text:p text:style-name="P1"/>
      <text:p text:style-name="P8">#### Ambience</text:p>
      <text:p text:style-name="P1"/>
      <text:p text:style-name="P1">Parlando di sample, quando si registra si predilige il suono diretto e si fa di tutto per escludere quello riverberato</text:p>
      <text:p text:style-name="P1">Questo perchè il suono d'ambienza viene calcolato in tempo reale da processori dedicati (reverb, delay, doppler effect, filtering, fast realtime convolution).</text:p>
      <text:p text:style-name="P1"/>
      <text:p text:style-name="P8">#### Dialogues</text:p>
      <text:p text:style-name="P1"/>
      <text:p text:style-name="P1">Il game audio engine deve essere in grado di interfacciarsi e gestire complessi <text:span text:style-name="T1">**database**</text:span> di informazioni. Uno di questi è rappresentato dall'insieme degli audio file associati a tutte le varie linee di dialogo (in una o più lingue) presenti nel gioco.</text:p>
      <text:p text:style-name="P1"/>
      <text:p text:style-name="P8">#### Music</text:p>
      <text:p text:style-name="P1"/>
      <text:p text:style-name="P1">Il game audio engine deve essere in grado di gestire l'eventuale colonna sonora musicale interattiva (vedi ad esempio il sistema _iMuse_).</text:p>
      <text:p text:style-name="P1"/>
      <text:p text:style-name="P8">#### Alignment</text:p>
      <text:p text:style-name="P1"/>
      <text:p text:style-name="P1">Uno scenario in cui più giocatori prendono parte ad un partita multiplayer.</text:p>
      <text:p text:style-name="P1">Un server preposto al controllo e al master clock per la ricezione e ridistribuzione dei pacchetti.</text:p>
      <text:p text:style-name="P1"><text:soft-page-break/>A seconda della contingeza ci possono essere latenze che si sommano e si accumulano, e possono essere diverse da caso a caso, e da giocatore a giocatore e cambiare nel tempo.</text:p>
      <text:p text:style-name="P1"/>
      <text:p text:style-name="P1">Il game engine, e più nello specifico l'audio engine per quanto concerne il suono, deve essere in grado di gestire situazioni come questa e di riordinare opportunamente i pacchetti in arrivo per dare un audio sempre corerente.</text:p>
      <text:p text:style-name="P1"/>
      <text:p text:style-name="P8">#### Decoding, data streams</text:p>
      <text:p text:style-name="P1"/>
      <text:p text:style-name="P1">L'audio engine deve interfacciarsi con quella parte di software in carico di gestire gli accessi al disco e che si occupa del memory management. Da ricordare che l'audio è immagazzinato sul supporto in forma compressa in modo da risparmiare spazio di archiviazione, il che, nel momento della riproduzione, impone un pre fetching e un buffering per la decompressione prima dell'effettiva riproduzione.</text:p>
      <text:p text:style-name="P1"/>
      <text:p text:style-name="P1">alcuni esempi di codifice dei file audio potrebbero essere:</text:p>
      <text:p text:style-name="P1">* [<text:span text:style-name="T1">PCM</text:span>] e [<text:span text:style-name="T1">ADPCM</text:span>], [<text:span text:style-name="T1">MP3</text:span>], [<text:span text:style-name="T1">Ogg</text:span> Vorbis], [<text:span text:style-name="T1">Speex</text:span>], [<text:span text:style-name="T1">Opus</text:span>], [<text:span text:style-name="T1">flac</text:span>], [<text:span text:style-name="T1">musepack</text:span>], per Xbox: [<text:span text:style-name="T1">XMA</text:span> e <text:span text:style-name="T1">WXMA</text:span>], per Playstation: Atrac [<text:span text:style-name="T1">AT9</text:span>]</text:p>
      <text:p text:style-name="P1"/>
      <text:p text:style-name="P8"/>
      <text:p text:style-name="P30">### Suono come modello “event based/data driven”</text:p>
      <text:p text:style-name="P1"/>
      <text:p text:style-name="P1">A ben vedere nell'ultima parte della sua storia, come analizzato fino ad ora, il suono nel videogioco si presenta come un modello guidato dai dati (<text:span text:style-name="T1">**data driven model**</text:span>).</text:p>
      <text:p text:style-name="P1"/>
      <text:p text:style-name="P1">In altri termini, è costituito da una moltitudine di file audio raccolti in un database e che vengono messi in riproduzione all'occorrenza, in seguito al verificarsi di particolari eventi (<text:span text:style-name="T1">**event based**</text:span>).</text:p>
      <text:p text:style-name="P1"/>
      <text:p text:style-name="P1">Ai sample che vengono riprodotti si possono certo applicare delle <text:span text:style-name="T1">**modificazioni in tempo reale**</text:span> come abbiamo già detto (attenuazione dovuta alla distanza, combinazioni e layering, random e granularità).</text:p>
      <text:p text:style-name="P1"/>
      <text:p text:style-name="P1">A ben vedere però questo sistema basato sui sample audio sembra in contraddizione netta con il dominio visivo, caratterizzato invece da un comportamento <text:span text:style-name="T1">**continuo**</text:span> e guidato da uno stream di parametri piuttosto che da eventi <text:span text:style-name="T1">**discreti**</text:span>.</text:p>
      <text:p text:style-name="P1"/>
      <text:p text:style-name="P8">### Grafica per la ricerca del realismo</text:p>
      <text:p text:style-name="P1"/>
      <text:p text:style-name="P1">In un gioco che si basi pesantemente sull'aspetto grafico, l'immagine mostrata a schermo è fondamentale per restituire la senzazione di <text:span text:style-name="T1">**realismo**</text:span>. Interessante notare comunque che l'immagine che vediamo quando giochiamo <text:span text:style-name="T1">**non esiste**</text:span> prima del run-time!</text:p>
      <text:p text:style-name="P1"/>
      <text:p text:style-name="P1">Consideriamo un semplice modello 3D costituito da 4 facce triangolari: occorrono 3 (OpenGL ne usa 4 in realtà) valori numerici corrispondenti ai 3 assi cartesiani per identificare la posizione di ciascuno dei suoi vertici nello spazio tridimensionale.</text:p>
      <text:p text:style-name="P1"/>
      <text:p text:style-name="P1">Un modello estrapolato da un moderno FPS tuttavia è composto da una moltitudine di poligoni, centinaia se non migliaia (_high poly_). Questi vertici e la loro configurazione nello spazio costituisce la <text:span text:style-name="T1">**mesh**</text:span> del modello ma da sola, non basta per creare l'illusione di realismo.</text:p>
      <text:p text:style-name="P1"/>
      <text:p text:style-name="P1">Serve una <text:span text:style-name="T1">**texture**</text:span> da poter mappare sulla mesh che riproduca fedelmente le caratteristiceh visive come colori e dettagli dell'oggetto ([<text:span text:style-name="T1">UV mapping</text:span>]).</text:p>
      <text:p text:style-name="P1"/>
      <text:p text:style-name="P1">Perchè il modello possa essere visto nel mondo tridimensionale occorrono <text:span text:style-name="T1">**luci**</text:span>: ogni oggetto dunque, colpito dai raggi irradiati da tutte le fonti di luce presenti nel mondo virtuale, verrà descritto in modo ancora più realistico, in più se il modello riporta alcuni valori per le grandezze fisice associate ai materiali di cui è composto, come coefficienti di riflessione e assorbimento, e così via, l'effetto potrà essere ancora più realistico.</text:p>
      <text:p text:style-name="P1"/>
      <text:p text:style-name="P1">Moltiplichiamo il tutto per la moltitudine di modelli simultaneamente all'interno del mondo 3D virtuale e avremo quanto computato da una speciale componente del game engine, il <text:span text:style-name="T1">**rendering engine**</text:span> (che traspone il tutto su una superficie flat 2D), coadiuvato da componenti hardware che aiutano ad accelerare l'immane qunatitativo di calcoli richiesti.</text:p>
      <text:p text:style-name="P1"/>
      <text:p text:style-name="P1">L'interità dei modelli e delle loro mesh non sono fondamentali soltanto per ottenere una immagine 2D in uscita ma anche per creare la cosìdetta <text:span text:style-name="T1">**word geometry**</text:span> per il il calcolo e dell <text:span text:style-name="T1">**collisioni**</text:span>, indispensabili per prevedere e computare i comportamenti fisici.</text:p>
      <text:p text:style-name="P1"/>
      <text:p text:style-name="P1">Tutto questo è appannaggio del <text:span text:style-name="T1">**physics engine**</text:span> che non si occupa solo di collisioni ma valuta l'interà fisicità del mondo virtuale in cui siamo immersi: masse, densità, velocità e accelerazioni, forze, torsioni.</text:p>
      <text:p text:style-name="P1"><text:soft-page-break/></text:p>
      <text:p text:style-name="P1">A tutto questo si aggiunge la componente di <text:span text:style-name="T1">**intelligenza artificiale**</text:span> che ha il compito di simulare comportamenti "_intelligenti_" per tutti quegli attori che, nel gioco, non sono comandati da un player umano.</text:p>
      <text:p text:style-name="P1"/>
      <text:p text:style-name="P1">Ebbene tutto questo viene calcolato di continuo, sempre in funzione dei dati di movimento ottenuti dalle azioni del giocatore, 60 se non più volte al secondo.</text:p>
      <text:p text:style-name="P1"/>
      <text:p text:style-name="P8">### Suono come processo</text:p>
      <text:p text:style-name="P1"/>
      <text:p text:style-name="P1">Il sample audio è una registrazione, e come tale si tratta di un qualche cosa fissato nel tempo: una registrazione cattura la perturbazione della densità dell'aria, l'effetto di un movimento nello spazio in un particolare istante ma non ci dice nulla in merito al comportamento.</text:p>
      <text:p text:style-name="P1"/>
      <text:p text:style-name="P1">In questo senso l'audio fruito attraverso i campioni resta un procedimento <text:span text:style-name="T1">**statico**</text:span>, come un <text:span text:style-name="T1">**interruttore**</text:span> che può essere solamente acceso o spento, una <text:span text:style-name="T1">**fotografia**</text:span> fissa ed immutabile anzichè vivida e dinamica.</text:p>
      <text:p text:style-name="P1"/>
      <text:p text:style-name="P1">Ci potremmo chiedere quindi che significato ha la parola <text:span text:style-name="T1">**realismo**</text:span>? Premesso che il realismo non è una condizione indispensabile, anzi, ci sono videogiochi (basti pensare a PacMan, o a diverse produzioni indipendenti come Fez, Limbo, etc...) che tutt'altro ci propongono rispetto ad una esperienza "_realistica_", ce ne occupiamo perchè la ricerca del realismo sembra essere stata forse "_IL_" motore principale per lo sviluppo tecnologico nell'abito dei videogames.</text:p>
      <text:p text:style-name="P1"/>
      <text:p text:style-name="P1">Basti pensare che si è passati al massiccio uso della grafica tridimensionale non appena le tecnologie lo hanno permesso (questo vale anche per il mondo dell'<text:span text:style-name="T1">**animazione**</text:span>). Si ricerca sempre una maggiore definizione dei modelli. Ci si avvale del supporto di potenti motori di fisica per simulare fedelmente i comportamenti quali collisioni, esplosioni, attrazione gravitazionale, spinta del vento, forze etc...</text:p>
      <text:p text:style-name="P1"/>
      <text:p text:style-name="P1">L'intelligenza artificiale contribuisce a rendere sempre più credibili i movimenti e le azioni di attori e creature npc e la lista potrebbe continuare a lungo.</text:p>
      <text:p text:style-name="P1"/>
      <text:p text:style-name="P1">In abito audio invece quello che si fa, in pratica, è "_<text:span text:style-name="T1">premere il tasto play</text:span>_" quando serve, il che sembra un po' <text:span text:style-name="T1">**riduttivo**</text:span>, soprattutto per il fatto che:</text:p>
      <text:p text:style-name="P1"/>
      <text:p text:style-name="P1">* il suono riveste un ruolo importante di guida emotiva all'interno del gioco;</text:p>
      <text:p text:style-name="P1">* l'audio è una parte importante anche per la narrazione;</text:p>
      <text:p text:style-name="P1">* contribuisce alla percezione di _verosimiglianza_ (vedi più avanti);</text:p>
      <text:p text:style-name="P1"/>
      <text:p text:style-name="P8">### Non è sempre stato così</text:p>
      <text:p text:style-name="P1"/>
      <text:p text:style-name="P1">Un approccio _event based/data driven_ in somma rende il suono malamente accoppiato con il motore di gioco sottostante, incoesivo con l'esperienza complessiva. Eppure non è sempre stato così.</text:p>
      <text:p text:style-name="P1"/>
      <text:p text:style-name="P1">All'inizio della storia dei videogame, delle console e dei computer, era l'<text:span text:style-name="T1">**audio**</text:span> la motivazione principale che ha <text:span text:style-name="T1">**guidato lo sviluppo tecnologico**</text:span>.</text:p>
      <text:p text:style-name="P1"/>
      <text:p text:style-name="P1">L'audio veniva generato in tempo reale e rispecchiava linearmente le azioni del giocatore e le reazioni dell'engine. L'audio veniva sintetizzato in tempo reale. Questa tendenza si è interrotta indicativamente attorno alla seconda metà degli anni '90, momento storico dove si può collocare la comparsa sul mercato dei prini CD e che vede il diffondersi dell'audio campionato ad alta qualità (44100@16bit).</text:p>
      <text:p text:style-name="P5"><text:soft-page-break/><text:span text:style-name="T1">#### Case study: SID</text:span></text:p>
      <text:p text:style-name="P5"/>
      <text:p text:style-name="P5">Il <text:span text:style-name="T1">SID</text:span> (Sound Interface Device) era il chip sonoro utilizzato dal Vic20, <text:span text:style-name="T1">C64</text:span> e C128, sviluppato da _Robert Yannes_ di _MOS technology_ il quale, oltre al background tecnico, ne sapeva molto anche di musica.</text:p>
      <text:p text:style-name="P5"/>
      <text:p text:style-name="P5">Il suo intento era sviluppare un chip di sintesi sottrattiva totalemente differente dai sistemi sonori presenti nei computer dell'epoca e il risultato fu qualcosa di innovativo.</text:p>
      <text:p text:style-name="P5"/>
      <text:p text:style-name="P5">Il chip era programmabile in BASIC o in linguaggio macchina e possedeva molte caratteristiche interessanti, le principali elencate qui di seguito:</text:p>
      <text:p text:style-name="P5"/>
      <text:p text:style-name="P5">* 3 generatori di suono (voci);</text:p>
      <text:p text:style-name="P5">* 4 diverse forme d'onda disponibili (sawtooth, triangle, rectangle w/ pulse width modulation, noise);</text:p>
      <text:p text:style-name="P5">* 3 modulatori d'ampiezza (adsr);</text:p>
      <text:p text:style-name="P5">* 1 controllo di Master volume (in 16 steps);</text:p>
      <text:p text:style-name="P5"/>
      <text:p text:style-name="P5">Erano possibili <text:span text:style-name="T1">**effetti**</text:span> come la _ring modulation_ o l'[_hard sync_]tra gli oscillatori.</text:p>
      <text:p text:style-name="P5"/>
      <text:p text:style-name="P5">Inoltre il SID disponeva di un **filtro programmabile** (low pass, bandpass, high pass), con frequenza di taglio e risonanza selezionabile. Il funzionamento del filtro era possibile grazie alla presenza di alcuni componenti analogici che completavano il circuito: 2 capacitori. Questa caratteristica rendeva il suono del SID unico e difficilmente replicabile fedelmente, anche al giorno d'oggi.</text:p>
      <text:p text:style-name="P5"/>
      <text:p text:style-name="P5">Ecco qui di seguito un piccolo programma d'esempio:</text:p>
      <text:p text:style-name="P5"/>
      <text:p text:style-name="P5">Da ricordare che, usando l'istruzione `poke` del linguaggio di programmazione BASIC è possibile accedere e scrivere sui singoli registri interni del SID specificando sia l'indirizzo, sia il valore numerico da memorizzarvi.</text:p>
      <text:p text:style-name="P5"/>
      <text:p text:style-name="P5">Il programma usa la prima voce impostata come _onda triangolare_ per riprodurre una nota A440 di durata pari a circa 500 millisecondi. Le istruzioni usate sono:</text:p>
      <text:p text:style-name="P5"/>
      <text:p text:style-name="P5">1. indirizzamento del SID `SI=54272`;</text:p>
      <text:p text:style-name="P5">2. impostazione del volume master (registo 4: `L=SI+24` con valori da 0 a 15, volume basso/alto);</text:p>
      <text:p text:style-name="P5">3. impostazione dell'envelope con 4 bit per ciascuna fase = 2 byte per la memorizzazione (registri 5 e 6: `A=SI+5` e `H=SI+6`, rispettivamente per attack/decay e sustain/release);</text:p>
      <text:p text:style-name="P5">4. impostazione della frequenza (registri 0 e 1: `FL=SI` e `FH=SI+1` )</text:p>
      <text:p text:style-name="P5">5. selezione dell'onda (registro 4). Alcuni valori possibili sono:</text:p>
      <text:p text:style-name="P5"><text:s text:c="2"/>* tringolare: 17;</text:p>
      <text:p text:style-name="P5"><text:s text:c="2"/>* dente di sega: 33;</text:p>
      <text:p text:style-name="P5"><text:s text:c="2"/>* rettangolare: 65 --&gt; parametro addizionale "_duty cycle_" (registri 2 e 3 `TL=SI+2`, `TL=SI+3`);</text:p>
      <text:p text:style-name="P5"><text:s text:c="2"/>* noise: 129;</text:p>
      <text:p text:style-name="P5">6. ciclo _for_ per la durata della nota.</text:p>
      <text:p text:style-name="P5"/>
      <text:p text:style-name="P9">#### Rob Hubbard</text:p>
      <text:p text:style-name="P5"/>
      <text:p text:style-name="P5">Il SID è uno chip che dispone di sole 3 voci ma non è detto che nelle mani di capaci musicisti programmatori non possa ricreare la polifonia e la ricchezza timbrica di un ensamble molto più numeroso</text:p>
      <text:p text:style-name="P5"/>
      <text:p text:style-name="P6"><text:soft-page-break/>Si tratta della in game music del gioco "<text:span text:style-name="T1">Commando</text:span>" uscito per <text:span text:style-name="T1">C64</text:span> nel <text:span text:style-name="T1">1985</text:span>. <text:span text:style-name="T5">Ecco le tracce separate per apprezzare meglio la ricchezza di variazioni, il timing e intuire l'ingegnosità dei programmi scritti da Hubbard:</text:span></text:p>
      <text:p text:style-name="P5"/>
      <text:p text:style-name="P5">Anche dalle immagini che mostrano la forma d'onda della parte iniziale della prima voce si può comprendere la complessità della lavorazione:</text:p>
      <text:p text:style-name="P5"/>
      <text:p text:style-name="P25">Il lavoro di Hubbard inoltre è un mirabile esempio di come spesso si riescano ad ottenere risultati ammirevoli partendo da risolrse limitate o necessità stringenti.</text:p>
      <text:p text:style-name="P14">{: class="note"}</text:p>
      <text:p text:style-name="P1"/>
      <text:p text:style-name="P1">Attenzione, questo <text:span text:style-name="T1">**non significa che in passato i sample non venissero utilizzati**</text:span>; Nintendo, SEGA e ancora prima nelle coin-op, dove possibile, si inserivano sistemi DAC in grado di riprodurre, seppure non con la stessa qualità CD, campioni e sample pre-registrati, soprattutto per la voce. La ricerca del "_realismo_" tuttavia ha infine soppiantato i sistemi di sintesi tradizionale.</text:p>
      <text:p text:style-name="P8"/>
      <text:p text:style-name="P8">### Niente trucchi da quattro soldi!</text:p>
      <text:p text:style-name="P1"/>
      <text:p text:style-name="P1">Sotto questa luce, i "_trucchi_" descritti poco fa, usati normalmente per ridurre o mascherare la ripetitività, sono in realtà dei rimedi temporanei.</text:p>
      <text:p text:style-name="P1"/>
      <text:p text:style-name="P1">Un modo alternativo, mutuato dalla storia del videogioco, è quello di pensare il sonoro come <text:span text:style-name="T1">**sintetico**</text:span>: in questo modo due suoni associati allo stesso evento non suonerebbero mai esattamente allo stesso modo.</text:p>
      <text:p text:style-name="P1"/>
      <text:p text:style-name="P1">Si tratta in fondo di una caratteristica peculiare della sintesi sottrattica, la quale fa uso del rumore come forma d'onda base.</text:p>
      <text:p text:style-name="P1"/>
      <text:p text:style-name="P1">Anche se le differenze potrebbero essere estremamente sottili, il nostro <text:span text:style-name="T1">**cervello**</text:span> ha la capacità particolare di riconoscere queste sorgenti come "<text:span text:style-name="T1">_vive_</text:span>".</text:p>
      <text:p text:style-name="P1"/>
      <text:p text:style-name="P1">Inoltre, un approccio _data driven_ come questo ha i suoi svantaggi vediamo un paio di esempi:</text:p>
      <text:p text:style-name="P1"/>
      <text:p text:style-name="P8">#### La porta</text:p>
      <text:p text:style-name="P1"/>
      <text:p text:style-name="P1">Supponiamo di avvicinarci ad una abitazione sconosciuta. L'intento è quello di entravi senza destare l'attenzione di chi sta all'interno. Nel gioco guideremo il nostro avatar fin sulla soglia e, a questo punto, a seconda dell'ispirazione del momento, potremo aprire la porta di colpo e preciparci all'interno oppure socchiuderla lentamente e magari interromperci al primo sospetto di non essere soli.</text:p>
      <text:p text:style-name="P1"/>
      <text:p text:style-name="P1">Secondo l'approccio tradizionale _sample based_ un campione preregistrato di scricchiolio viene riprodoto non appena si verifica l'evento "_collisione_" tra il nostro avatar e l'oggetto _porta_. Specie se l'audio file è lungo si nota che la riproduzione dell'audio file prosegue, anche se l'azione sulla porta si interrompe dopo breve.</text:p>
      <text:p text:style-name="P1"/>
      <text:p text:style-name="P1">Anche nel caso il game sound engine utilizzasse meccanismi di dissolvenza in uscita per temporizzare correttamente il livello, comunque risulterebbe chiara la disomogeineità tra i domini grafico e uditivo.</text:p>
      <text:p text:style-name="P1"/>
      <text:p text:style-name="P1">Immaginiamo cosa accadrebbe se poi scostassimo la porta ripetutamente, avanti ed indietro...</text:p>
      <text:p text:style-name="P1"/>
      <text:p text:style-name="P8"/>
      <text:p text:style-name="P30">#### Lastra percossa</text:p>
      <text:p text:style-name="P1"/>
      <text:p text:style-name="P1">Alcuni oggetti come le campane o i tubi creano differenti suoni in base al proprio stato. un tubo che è già in vibrazione e che venga colpito in un punto diverso, incorporerà le nuove eccitazioni nel pattern di vibrazione a creare un suono diverso rispetto a quello che avrebbe fatto se colpito in stato di quiete. Niente di simile è ottenibile usando i campioni.</text:p>
      <text:p text:style-name="P1"/>
      <text:p text:style-name="P1">Immaginiamoci con un arma di fronte alla fortificazione di un piccolo bunker dal quale dobbiamo stanare i nostri nemici. Cominciamo a sparare e colpiamo ripetutamente una delle lastre di metallo che rivestono l'esterno della costruzione.</text:p>
      <text:p text:style-name="P1"/>
      <text:p text:style-name="P1">Ad ogni impatto (di un proiettile sulla lastra) la lastra viene eccitata e di tutti i possibili modi strutturali saranno quelli primari ad assorbire il maggior quantitativo di energia e, come risultato, percepiremo sempre più chiaramente le frequenze di risonanza della lastra mano a mano che i proiettili continuano ad incidere su essa.</text:p>
      <text:p text:style-name="P1"/>
      <text:p text:style-name="P1">Lo stesso effetto non è ottenibile riproducendo lo stesso audiofile ripetuttamente per ogni nuovo impatto.</text:p>
      <text:p text:style-name="P1"/>
      <text:p text:style-name="P8">### La sintesi in musica</text:p>
      <text:p text:style-name="P1"/>
      <text:p text:style-name="P1">Se, i videogiochi moderni hanno via via preferito i campioni, i paradigmi di audio sintetizzato, più tradizionali se vogliamo, sono sopravissuti in una parte del mercato legato all'audio: la <text:span text:style-name="T1">**musica**</text:span> e gli <text:span text:style-name="T1">**strumenti musicali**</text:span>. In questi campi ci si accorge subito delle limitazion intrinseche dell'audio per campioni (il sample è un _tradimento_ della realtà), per questo la ricerca e lo sviluppo di nuovi sistemi di sintesi continua a progredire.</text:p>
      <text:p text:style-name="P1"/>
      <text:p text:style-name="P1">Nascono i primi sistemi di sintesi basati su <text:span text:style-name="T1">**modelli**</text:span>: i fenomeni della fisica del suono vengono studiati e sintetizzati in modelli matematici e poi innestati all'interno dei circuiti integrati o dei software per computer.</text:p>
      <text:p text:style-name="P1"/>
      <text:p text:style-name="P1">Quando si vuole simulare i suoni dei vecchi sintetizzatori analogici, si sviluppano tecnologie volte a riprodurre in digitale tutte le idiosincrasie dei componenti elettrici discreti che li costituivano e nascono i modelli [<text:span text:style-name="T1">virtual analog</text:span>].</text:p>
      <text:p text:style-name="P1"/>
      <text:p text:style-name="P1">ad esempio:</text:p>
      <text:p text:style-name="P1">* la tecnologia [<text:span text:style-name="T1">True Analog Emulation (TAE)</text:span>] di <text:span text:style-name="T1">Arturia</text:span>, usata in plugin come il [mini V] o l'[arp-2600].* Il [<text:span text:style-name="T1">Pod</text:span>] di <text:span text:style-name="T1">Line6</text:span> implementa un suond engine in grado di simulare molti preamplificatori per chitarra e basso, cabinets e acustia degli ambienti. Anche l'italiana [<text:span text:style-name="T1">Acustica-Audio</text:span>] usa molta [tecnologia] interessante all'interno dei loro plugin come il [Nebula3] ad esempio, che "_is a multi-effect plug-in that is able to emulate and replicate several types of audio equipment and uses libraries which are created using a sophisticated “sampling approach” making it possible to “record” aspects of the sound of audio devices and play them back_". Interessantissimi anche i lavori dell'italiana [<text:span text:style-name="T1">AudioThing</text:span>]; I virtual instruments della svizzera [<text:span text:style-name="T1">Togu Audio Line (Tal)</text:span>];</text:p>
      <text:p text:style-name="P1"/>
      <text:p text:style-name="P1">---</text:p>
      <text:p text:style-name="P1"/>
      <text:p text:style-name="P1">Quando invece si vuole simulare strumenti musicali acustici o elettroacustici nascono modelli volti a riprodurre i fenomeni fisici delle sollecitazioni, vibrazioni, attenuazioni dei materiali: nasce il [<text:span text:style-name="T1">physical modelling</text:span><text:span text:style-name="T2">].</text:span></text:p>
      <text:p text:style-name="P1"/>
      <text:p text:style-name="P1">* [<text:span text:style-name="T1">Arturia Stage-73 V</text:span>]; i pianoforti virtuali di [<text:span text:style-name="T1">PianoTeq</text:span>]; <text:span text:style-name="T1">Antares</text:span> [<text:span text:style-name="T1">Auto-tune</text:span>] oppure [Throath]; Celemony [<text:span text:style-name="T1">Melodyne</text:span>] e [<text:span text:style-name="T1">Capstan</text:span>], [<text:span text:style-name="T1">Izotope RX</text:span>]. Altri esempi <text:soft-page-break/>potrebbero essere l'[<text:span text:style-name="T1">Aerophone AE-10</text:span>] di <text:span text:style-name="T1">Roland</text:span>, che fa uso dell'engine di dintesi per modelli [<text:span text:style-name="T1">SuperNATURAL</text:span>]in parallelo con la tradizionale dintesi per campioni; [<text:span text:style-name="T1">Native Instruments B4</text:span>], etc...</text:p>
      <text:p text:style-name="P1"/>
      <text:p text:style-name="P22">Solo un appunto interessante a proposito di [<text:span text:style-name="T1">Pianoteq</text:span>]: il peso del software è di soli <text:span text:style-name="T1">40MB</text:span>. In confronto al [<text:span text:style-name="T1">Ravenscroft</text:span> Virtual Piano 275] - che fa uso di <text:span text:style-name="T1">17.000</text:span> samples - che richiede <text:span text:style-name="T1">6GB</text:span> per funzionare (perchè i dati sono compressi) e un HD a stato solido per garantire una performance ottimale!</text:p>
      <text:p text:style-name="P13">{: class="note"}</text:p>
      <text:p text:style-name="P1">---</text:p>
      <text:p text:style-name="P1"/>
      <text:p text:style-name="P1">Esistono da diversi anni scuole di pensiero volte a traslare questi metodi di sintesi, da tempo diffusisi sul mercato e molto apprezzati per le loro qualità, nel mondo videoludico e dell'interazione più in generale.</text:p>
      <text:p text:style-name="P1"/>
      <text:p text:style-name="P1">Pionieri di questa filosofia di pensiero sono persone come [<text:span text:style-name="T1">Perry Cook</text:span>] e [<text:span text:style-name="T1">Andy Farnell</text:span>], solo per citare i più noti, i quali ritengono possibile derivare dagli studi fatti fino ad ora, modelli finalizzati non tanto a simulare suoni appartenenti al dominio musicale ma piuttosto volti a sintetizzare una moltitudine di classi sonore associate ad oggetti e fenomeni più generali: così da rendere possibile la sintesi, potenziale, di ogni tipo di suono possibile.</text:p>
      <text:p text:style-name="P1"/>
      <text:p text:style-name="P8">### L'audio procedurale</text:p>
      <text:p text:style-name="P1"/>
      <text:p text:style-name="P1">Da questo punto di vista il suono nel videogioco diventa un modello inteso come processo (<text:span text:style-name="T1">**sound as a process**</text:span>), in contrasto con il paradigma precedente di _event driven/data driven model_.</text:p>
      <text:p text:style-name="P1"/>
      <text:p text:style-name="P1">Il termine spesso associato a questo paradigma è <text:span text:style-name="T1">**audio procedurale**</text:span>, eccone una definizione:</text:p>
      <text:p text:style-name="P1"/>
      <text:p text:style-name="P11">&gt; “Procedural audio is non-linear, often synthetic sound, created in real time according to a set of programmatic rules and live input.” – "[An introduction to procedural audio and its application in computer games].” by Andy Farnell</text:p>
      <text:p text:style-name="P1"/>
      <text:p text:style-name="P1">Processo guidato da uno stream continuo di dati provenienti dall'interazione dell'utente, manipolati e usati come parametri per controllare in tempo reale una serie di algoritmi che sintetizzano audio.</text:p>
      <text:p text:style-name="P1"/>
      <text:p text:style-name="P1">A ben vedere il concetto di audio procedurale non ci è del tutto estraneo; un esempio a cui siamo abituati è il _riverbero digitale_ che usiamo tutti i giorni sottoforma di plug-in o di outboard fisico in studio.</text:p>
      <text:p text:style-name="P1"/>
      <text:p text:style-name="P1">TODO: classi di modelli (tassonomia)</text:p>
      <text:p text:style-name="P1">TODO: perchè scegliere il procedurale e quando sceglierlo.</text:p>
      <text:p text:style-name="P1"/>
      <text:p text:style-name="P8">### Vantaggi e svantaggi del paradigma procedurale</text:p>
      <text:p text:style-name="P1"/>
      <text:p text:style-name="P1">Tra i <text:span text:style-name="T1">vantaggi</text:span> possiamo considerare:</text:p>
      <text:p text:style-name="P1"/>
      <text:p text:style-name="P8">#### Differimento</text:p>
      <text:p text:style-name="P1"/>
      <text:p text:style-name="P1">metre l'atto di registrare un suono è un azione che fissa nel tempo senza lasciare alcune possibilità di intervento successivo, l'audio procedurale è dinamico e lascia che molte delle decisioni, anche strutturali, vengano rimandate al real-time;</text:p>
      <text:p text:style-name="P1"/>
      <text:p text:style-name="P8"/>
      <text:p text:style-name="P30">#### Variabilità</text:p>
      <text:p text:style-name="P1"/>
      <text:p text:style-name="P1">Caratteristica fondamentale del suono procedurale che garantisce la possibilità pressochè completa di modificazione del suono in tempo reale e di produrre in questo modo risultati sonori anche molto diversi tra loro pur facendo capo ad uno stesso modello.</text:p>
      <text:p text:style-name="P1"/>
      <text:p text:style-name="P8">#### Default forms</text:p>
      <text:p text:style-name="P1"/>
      <text:p text:style-name="P2">Dal momento che la <text:span text:style-name="T1">**crescita**</text:span> dei sounds assets è <text:span text:style-name="T1">**combinatoria**</text:span>, diventa difficile provvedere alla creazione di tutti i suond assets necessari mano a mano che il mondo virtuale cresce. Il vantaggio di un modello procedurale è che il suono può essere generato in modo automatico derivando le proprietà dagli oggetti presenti nel gioco. </text:p>
      <text:p text:style-name="P2"/>
      <text:p text:style-name="P2">Questo <text:span text:style-name="T1">**non elimina**</text:span> la figura del <text:span text:style-name="T1">**sound designer**</text:span>, il quale interviene laddove alcuni suoni necessitino di particolari caratteristiche perchè più importanti per la narrazione, ma <text:span text:style-name="T1">**garantisce**</text:span> che ogni oggetto abbia sempre un <text:span text:style-name="T1">**suono di default**</text:span> associato, senza incorrere così nel rischio che qualche evento sonoro non possa essere triggerato.</text:p>
      <text:p text:style-name="P1"/>
      <text:p text:style-name="P8">#### Costo variabile e dinamico (Dynamic Level of Details)</text:p>
      <text:p text:style-name="P1"/>
      <text:p text:style-name="P1">Il suono sintetico si dimostra vincente rispetto all'approccio _data driven_ quando si debbano descrive ampie scene con innumerevoli sorgenti sonore (tra 100 e 1000 sorgenti concorrenti).</text:p>
      <text:p text:style-name="P1"/>
      <text:p text:style-name="P1">I dati sottoforma di campione hanno un costo fisso (lo streaming dati da disco non cambia se il suono deve essere riprodotto completamente dry oppure deve subire real-time processings).</text:p>
      <text:p text:style-name="P1">Inoltre, la densità di suoni che possono essere riprodotti in una scena ha un limite:</text:p>
      <text:p text:style-name="P1">* sia in termini di accuratezza del mix dei vari suoni (più suoni = più difficile sommarli tra loro, problemi di dinamica e saturazione);</text:p>
      <text:p text:style-name="P1">* sia dal punto di vista psicoacustico (alcuni dei contibuti sonori sono inutili all'atto pratico perchè non posso essere uditi per via dei diversi mascheramenti, in tempo o in frequenza).</text:p>
      <text:p text:style-name="P1"/>
      <text:p text:style-name="P1">Già quando si arriva a sommare 100 suoni simultanei, si può vedere che il contributo di ogni nuovo suono aggiuntivo, in rapporto al costo computazionale associato, diminuisce.</text:p>
      <text:p text:style-name="P1"/>
      <text:p text:style-name="P1">D'altro canto, una approccio sintetico può offrire un costo variabile ad ogni sorgente: un esempio potrebbe essere il suono di un bicchiere che si infrange cadendo a terra.</text:p>
      <text:p text:style-name="P1"/>
      <text:p text:style-name="P1">Un metodo sintetico potrebbe produrre un suono molto "_realistico_" e mantenere ancora un alto grado di correlazione audio-video rimpiazzando i frammenti perimetrali con singoli segnali sinusoidali o granuli di rumore, fornendo un alto grado di dettaglio per quie frammenti che cadono vicino al player.</text:p>
      <text:p text:style-name="P1"/>
      <text:p text:style-name="P1">---</text:p>
      <text:p text:style-name="P1"/>
      <text:p text:style-name="P1">Il paradigma procedurale permette il LOAD - Level Of Audio Details - (che sfrutta le conoscenze in ambito di acustica e psico-acustica) caricamento dinamico sulla CPU esattamente come già fa la parte grafica cone il <text:span text:style-name="T1">**mipmapping**</text:span>.</text:p>
      <text:p text:style-name="P1"/>
      <text:p text:style-name="P1">Consideriamo una esempio quale potrebbe essere un suono in grande lontananza:</text:p>
      <text:p text:style-name="P1"><text:soft-page-break/>nel caso di un motore audio tradizionale, al suono verrebbe applicato notevole processing DSP in tempo reale da far sì che il sample - attenuato e filtrato - dia l'impressione di provenire da lontano. Tuttavia, nonostante il suono ne risulti pesantemente modificato rispetto all'originale, comunque il costo in termini di risorse sarebbe invariato rispetto alla normale riproduzione di un audio file.</text:p>
      <text:p text:style-name="P1"/>
      <text:p text:style-name="P1">Nel caso il problema venga affrontato con il paradigma procedurale invece, soprattutto facendosi forti del fatto che il modello è stratificato e costituito da più parti indipendenti tra loro, il carico di lavoro potrebbe essere ridotto: certe componenti del suono, proprio per via del fatto che la sorgente sonora è ascoltata da grande distanza, potrebbero essere del tutto tralasciate rispetto ad altre. Il lavoro del processore sarebbe avvantaggato.</text:p>
      <text:p text:style-name="P1"/>
      <text:p text:style-name="P1">Lo stesso dicasi se il suono riprodotto da un modello si trova riprodotto in associazione con altri suoni che causerebbero il _mascheramento_ nel tempo o in frequenza di alcune sue componenti.</text:p>
      <text:p text:style-name="P1"/>
      <text:p text:style-name="P8">#### Real Time</text:p>
      <text:p text:style-name="P1"/>
      <text:p text:style-name="P1">Talvolta è semplicemente impossibile conoscere a priori quale sarà il suono da registrare (o il tipo di processing cui sottoporlo).</text:p>
      <text:p text:style-name="P1"/>
      <text:p text:style-name="P1">Esempio di audio procedurale in "<text:span text:style-name="T1">_No Man Sky_</text:span>" (raycasting per procedural occlusion, tool interno per sintesi di vocalizzazione di creature aliene: _VocAlien_).</text:p>
      <text:p text:style-name="P1"/>
      <text:p text:style-name="P1">Tra gli <text:span text:style-name="T1">svantaggi</text:span>:</text:p>
      <text:p text:style-name="P1"/>
      <text:p text:style-name="P8">#### Industrial inertia: you gotta ship titles</text:p>
      <text:p text:style-name="P1"/>
      <text:p text:style-name="P1">Al momento attuale non sembra ci sia interesse nell'implementare quanto necessario per inserire questo paradigma nel workflow per la produzione di giochi. Spesso in questi casi ci si scontra con metodi di lavoro consolidati che sono difficili da modificare, soprattutto per via dei costi e dei tempi necessari per la transizione.</text:p>
      <text:p text:style-name="P1"/>
      <text:p text:style-name="P8">#### New workflows, new skills</text:p>
      <text:p text:style-name="P1"/>
      <text:p text:style-name="P1">Il paradigma procedurale richiede personale che sappia operare in campo audio in nuovi modi. Per studiare modelli derivati o ispirati dal mondo reale e implementarli poi un una forma hardware o software richiede abilità e competenze che normalmente non fanno parte del bagaglio culturale di un sound designer tradizionale.</text:p>
      <text:p text:style-name="P1"/>
      <text:p text:style-name="P8">#### La sintesi è brutta (si fa per dire)</text:p>
      <text:p text:style-name="P1"/>
      <text:p text:style-name="P1">Permane la falsa concezione che la sintesi audio sia in qualche modo sinonimo di finzione (sintesi = suono "_di plastica_") e, come tale, sia qualcosa di insoddisfacende, di deludente.</text:p>
      <text:p text:style-name="P1"/>
      <text:p text:style-name="P1">In realtà non è così e, se anche lo fosse, il ragionamento non sta in piedi in quanto il <text:span text:style-name="T1">**realismo**</text:span> non serve!</text:p>
      <text:p text:style-name="P1">Lo sanno bene i sound designer e tutti coloro che, in generale, hanno già qualche esperienza nel mondo dell'intrattenimento, il realismo spesso delude.</text:p>
      <text:p text:style-name="P1"/>
      <text:p text:style-name="P27">&gt;"Il tutto è più grande della somma delle sue parti." (<text:span text:style-name="T1">Aristotele</text:span>, Metafisica)</text:p>
      <text:p text:style-name="P1"/>
      <text:p text:style-name="P3">Quello di cui c'è bisogno è il <text:span text:style-name="T1">**verosimile**</text:span> (come dice molto bene [<text:span text:style-name="T1">Chion</text:span>]<text:span text:style-name="T4">)</text:span> o addirittura dell'<text:span text:style-name="T1">**hyperrealism** </text:span>("_more than reality_").</text:p>
      <text:p text:style-name="P28"><text:span text:style-name="T1">### The Future</text:span></text:p>
      <text:p text:style-name="P1"/>
      <text:p text:style-name="P1">In un futuro presumibilmente non troppo lontano, il paradigma procedurale avrà preso ancora più piede e il mondo del lavoro nel settore dell'audio per videogiochi si arricchirà di tutta una serie di nuove figure professionali.</text:p>
      <text:p text:style-name="P1"/>
      <text:p text:style-name="P1">Proprio come negli ultimi 20 anni sono nate specializzazioni di ogni tipo nel mondo della <text:span text:style-name="T1">computer grafica</text:span> (professionisti che si occupano esclusivamente di _<text:span text:style-name="T1">rigging</text:span>_, _<text:span text:style-name="T1">textures</text:span>_, _<text:span text:style-name="T1">animazione</text:span>_, _<text:span text:style-name="T1">modellazione</text:span>_, _<text:span text:style-name="T1">light</text:span>_, _<text:span text:style-name="T1">visual fxs</text:span>_, _<text:span text:style-name="T1">compositing</text:span>_ etc...), così anche nel mondo del sound design nasceranno nuove figure speciallizzate nella modellazione di suoni e fenomeni fisici differenti (<text:span text:style-name="T1">acqua</text:span> e [<text:span text:style-name="T1">bolle</text:span>], <text:span text:style-name="T1">fuoco</text:span>, [<text:span text:style-name="T1">fracture sound</text:span>], <text:span text:style-name="T1">impatti</text:span>, [<text:span text:style-name="T1">frizioni e sfregamenti</text:span>], [<text:span text:style-name="T1">accartocciamenti</text:span>], [<text:span text:style-name="T1">acustica delle stanze</text:span>], etc...).</text:p>
      <text:p text:style-name="P1"/>
      <text:p text:style-name="P8">#### Animation driven by audio</text:p>
      <text:p text:style-name="P1"/>
      <text:p text:style-name="P1">C'è addirittura chi si specializza nel processo inverso, ovvero nel ricreare animazioni basandosi sul suono in una sorta di [<text:span text:style-name="T1">**inverse fooley**</text:span>], il che può portare a risultati davvero sorprendenti:</text:p>
      <text:p text:style-name="P1"/>
      <text:p text:style-name="P1">Se, come spesso accade, l'audio è considerato come accessorio e secondario rispetto alla parte grafica/visiva, ci sono tuttavia alcuni casi in cui questo andamento è ribaltato: `event --&gt; sound` diviene qui `sound --&gt; event`.</text:p>
      <text:p text:style-name="P1"/>
      <text:p text:style-name="P1"><text:span text:style-name="T1">**Automatic lip sync**</text:span>: un sistema studiato da moltissimo tempo per animare grafiche e modelli 3D in modo automatico basandosi sul segnale audio (vedi [patent <text:span text:style-name="T1">Sierra</text:span>].</text:p>
      <text:p text:style-name="P1"/>
      <text:p text:style-name="P3"><text:span text:style-name="T1">**Procedural animation**</text:span>: [<text:span text:style-name="T1">Tom Clancy's Ghost Recon Advanced Warfighter 2</text:span>](Ubisoft 2007) case study: un aeroplano precipitato nel deserto esplode e continua a bruciare a terra. Le <text:span text:style-name="T1">fiamme</text:span> sono sferzate a destra e a sinistra da un vento irregolare. Polvere e fumo sono generati proceduralmetne in base al livello dell'audio pre-prodotto (vedi [questo talk] di Scott Selfon al minuto 23:14)!</text:p>
      <text:p text:style-name="P3"><text:span text:style-name="T3"/></text:p>
      <text:p text:style-name="P3"><text:span text:style-name="T3"/></text:p>
      <text:p text:style-name="P28"><text:span text:style-name="T3">### Procedural Audio practice</text:span></text:p>
      <text:p text:style-name="P6"/>
      <text:p text:style-name="P10">#### Implementazione usando la sintesi</text:p>
      <text:p text:style-name="P6"/>
      <text:p text:style-name="P6">tipologie di suono: classi sonore relativamente piccole, canne, lastre di metallo o corde possono essere programmate con relativa facilità usando sorgenti di tipo generico.</text:p>
      <text:p text:style-name="P6"/>
      <text:p text:style-name="P10">#### Physical modelling</text:p>
      <text:p text:style-name="P6"/>
      <text:p text:style-name="P6">physical modelling / physical informed modelling (differenze)</text:p>
      <text:p text:style-name="P6">Waveguide (difetto: uso della memoria per implementare delay per la propagazione e i risuonatori)</text:p>
      <text:p text:style-name="P6">MSD (Mass, Spring, damper)</text:p>
      <text:p text:style-name="P6"/>
      <text:p text:style-name="P6">tipologie di suono: questo approccio lavora bene per "_dropped sound_", collisions, tubi o lastre percosse, eccitazione di strutture fisse.</text:p>
      <text:p text:style-name="P6"/>
      <text:p text:style-name="P10">#### Granular approximation</text:p>
      <text:p text:style-name="P6"/>
      <text:p text:style-name="P6">Utile l'analisi statistica della densità</text:p>
      <text:p text:style-name="P6"/>
      <text:p text:style-name="P7">tipologie di suono: suoni con struttura eterogenea, onde che si infrangono sulla spiaggia, pioggia, grandi gruppi di persone (ae esempio il suono degli applausi).</text:p>
      <text:p text:style-name="P29"><text:span text:style-name="T1">### PureData: esempi di audio procedurale e musica generativa</text:span></text:p>
      <text:p text:style-name="P6"/>
      <text:p text:style-name="P6">Abbiamo detto che il paradigma del suono procedurale prevede una stratificazione delle diverse fasi. Questo significa che ciascuna di esse può essere svolta con un particolare strumento hardware o software piuttosto che un altro, a seconda delle esigenze del progetto o delle particolari propensioni del suond designer.</text:p>
      <text:p text:style-name="P6"/>
      <text:p text:style-name="P6">Tipico è il caso del layer di _implementazione_: in questa fase infatti qualsiasi strumento software può essere usato per implementare il modello. Esistono infatti svariati linguaggi che possono essere utilizzati per la fase di implementazione (Supercollider, Csound, Faust, C++ via STK, Chuck, etc...). Ogni linguaggio possiede determinate caratteristiche che lo rendono più indicato per un task specifico.</text:p>
      <text:p text:style-name="P6"/>
      <text:p text:style-name="P6">Parleremo di Pure data, che sembra essere un valido compromesso in termini di efficienza, facilità di apprendimento, di integrazione in altri tipi di sistema come può essere un game engine esistente (grazie in particolar modo a progetti software di integrazione come libpd, vedi sotto).</text:p>
      <text:p text:style-name="P6"/>
      <text:p text:style-name="P6">Pure Data, come Godot, è _free software_ quindi aperto per essere modificato ed esteso liberamente.</text:p>
      <text:p text:style-name="P6"/>
      <text:p text:style-name="P10">#### Introduzione al linguaggio di programmazione PureData</text:p>
      <text:p text:style-name="P6"/>
      <text:p text:style-name="P6">Che cosa è PureData? <text:span text:style-name="T1">[PureData]</text:span> è un linguaggio di programmazione a nodi nato a metà degli anni '90 ad opera di Miller Puckette che all'epoca lavorava all'IRCAM di Parigi.</text:p>
      <text:p text:style-name="P6"/>
      <text:p text:style-name="P6">Pure Data è un linguaggio di programmazioni a paradigma _dataflow_ e, sebbene manchi di ricorsione e di una effettiva accuratezza "_al sample_" nell'implementazione di filtri FIR, IIR, è uno strumento molto produttivo e permette di risolvere il 90% dei problemi di sound design sintetico.</text:p>
      <text:p text:style-name="P6"/>
      <text:p text:style-name="P26">Uno degli obiettivi cui si è interessati è quello di fare il minor uso possibile della memoria (evitando quini, ove possibile, lookup table, ring buffers per dly, etc...). Si usano dunque i troncamenti delle approssimazioni in serie di Taylor delle varie funzioni anzichè ricorrere a lookup tables, il rumore è generato come numeri pseudo casuali, etc...</text:p>
      <text:p text:style-name="P15">&lt;br/&gt;&lt;br/&gt;</text:p>
      <text:p text:style-name="P15">Perchè evitare l'uso della memoria? Uno dei motivi è quello di facilitare l'esecuzione del codice in un ambiente multithread, in cui i diversi thread sono distribuiti su più processori.</text:p>
      <text:p text:style-name="P15">{: class="dashed"}</text:p>
      <text:p text:style-name="P6"/>
      <text:p text:style-name="P6">---</text:p>
      <text:p text:style-name="P6"/>
      <text:p text:style-name="P6">Vedremo ora alcuni esempi tratti dal lavoro di _Andy Farnell_, il quale usa PureData come linguaggio di programmazione (thanks to _Andy Farnell_, _Alexey Reshetnikov_ and _Rod Selfridge_).</text:p>
      <text:p text:style-name="P6"/>
      <text:p text:style-name="P10">#### Material and structure</text:p>
      <text:p text:style-name="P6"/>
      <text:p text:style-name="P6">* **<text:span text:style-name="T1">telephone</text:span>**: bakelite resonators</text:p>
      <text:p text:style-name="P6"/>
      <text:p text:style-name="P10">#### Wind</text:p>
      <text:p text:style-name="P6"/>
      <text:p text:style-name="P6">Il vento in sè non produce suono (molto interessante a tale proposito il [seminario "_Squeezing out noise_"](https://vimeo.com/89488861) di Chris Woolf, technical consultant per _Rycote_)</text:p>
      <text:p text:style-name="P6"/>
      <text:p text:style-name="P10"><text:soft-page-break/>#### Water</text:p>
      <text:p text:style-name="P6">TODO</text:p>
      <text:p text:style-name="P6"/>
      <text:p text:style-name="P10">#### Machines</text:p>
      <text:p text:style-name="P6"/>
      <text:p text:style-name="P6">Vale la pena di sottolineare che tutti i suoni prodotti dalla macchine sono il risultato di un qualche tipo di inefficienza e di frizione: in teoria, la macchina perfetta non emette alcun rumore.</text:p>
      <text:p text:style-name="P6"/>
      <text:p text:style-name="P6">* <text:span text:style-name="T1">**electric motors**</text:span>:</text:p>
      <text:p text:style-name="P6"/>
      <text:p text:style-name="P6">* <text:span text:style-name="T1">**fans**</text:span>: il suono macchine come le ventole degli impianti di areazione, le quali funzionno di continuo, è più soggetto a problematiche di _ripetizione_. Se il suono viene generato per mezzo della sintesi (usando come base il rumore in questo caso) ecco che il problema è risolto: il suono acquista una caratteristica _viva_ e il cervello non è più in grado di identificare alcun _pattern_.</text:p>
      <text:p text:style-name="P6"/>
      <text:p text:style-name="P6">* <text:span text:style-name="T1">**elicopter**</text:span>:</text:p>
      <text:p text:style-name="P6"/>
      <text:p text:style-name="P6">* <text:span text:style-name="T1">**clocks**</text:span>: Il suono di un orologio che ticchetta può essere realizzato sovrapponendo diverse componenti più semplici per ottenere un risultato finale organico. Interessante a tale proposito l'[aneddoto raccontato dallo stesso Farnell](https://youtu.be/sp83-Pq7TyQ?t=57m50s) in un seminario sull'audio procedurale all'AES nel 2013 in cui ricorda d'avere analizzato il suono di una sveglia dopo averlo registrato ad alta risoluzione e riprodotto a velocità ridotta.</text:p>
      <text:p text:style-name="P6"/>
      <text:p text:style-name="P6">* <text:span text:style-name="T1">**creaking**</text:span>: movimento [_slip-stick_]. Un segnale di controllo (che simboleggi la forza impiegata nel movimento) che varia da 0 e 1 produce una serie di impulsi in uscita. Questi passano attraverso una serie di filtri passabanda per riprodurre le formanti di una struttura _quadrata_ in _legno_.</text:p>
      <text:p text:style-name="P6"/>
      <text:p text:style-name="P6">Di seguito alcune belle animazioni che mostrano i _modi_ principali per una membrana rettangolare, tratte dalla [pagina] del professor Daniel Russel della _Pennsylvania State University_.</text:p>
      <text:p text:style-name="P6"/>
      <text:p text:style-name="P6">Sicuramente da approfondirne le caratteristiche: [Frame3dd](http://frame3dd.sourceforge.net/). Un software libero per studiare le dinamiche strutturali statiche e dinamiche. Che possa esserci utile nell'analisi dei modi?</text:p>
      <text:p text:style-name="P6">{: class="dashed"}</text:p>
      <text:p text:style-name="P6"/>
      <text:p text:style-name="P10">### Godot: audio architecture</text:p>
      <text:p text:style-name="P6"/>
      <text:p text:style-name="P6">Interrogato dal <text:span text:style-name="T1">**driver**</text:span>, l'<text:span text:style-name="T1">**audio server**</text:span> deve fornire lui tutti i _samples_ (campioni audio 32 bit) di cui ha bisogno.</text:p>
      <text:p text:style-name="P6"/>
      <text:p text:style-name="P6">Per farlo deve copiare i dati immagazzinati nel proprio _internal buffer_ sul _p_buffer_ che il driver gli ha fornito.</text:p>
      <text:p text:style-name="P6"/>
      <text:p text:style-name="P6">Ad ogni richiestadel driver, l'audio server passa in rassegna tutte le <text:span text:style-name="T1">**voci** </text:span>(esaminandone con cura la _coda dei comandi_ rispettiva in modo tale da sapere se la voce deve essere riprodotta, messa in pausa, eliminata dalla codam etc...) e chiede al <text:span text:style-name="T1">**mixer**</text:span> di mixarle. In seguito si passa ad analizzare gli <text:span text:style-name="T1">**stream**</text:span> e a scrivere infine sul _p_buffer_.</text:p>
      <text:p text:style-name="P6"/>
      <text:p text:style-name="P6">Il <text:span text:style-name="T1">**mixer**</text:span> elabora l'audio che passa attraverso i suoi **canali** provvedendo eventualmente a calcolare eventuali **effetti** da applicare sull'audio passante. Una volta fatto questo, copia i dati contenuti sul proprio _internal_buffer_ a quello dell'_audio_server_.</text:p>
      <text:p text:style-name="P6"><text:soft-page-break/></text:p>
      <text:p text:style-name="P6">L'<text:span text:style-name="T1">**audio player**</text:span>:</text:p>
      <text:p text:style-name="P6"/>
      <text:p text:style-name="P6">Lo <text:span text:style-name="T1">**stream player**</text:span>:</text:p>
      <text:p text:style-name="P6"/>
      <text:p text:style-name="P6">L'<text:span text:style-name="T1">**event player**</text:span>:</text:p>
      <text:p text:style-name="P6"/>
      <text:p text:style-name="P10">#### Godot &amp; libpd integration</text:p>
      <text:p text:style-name="P6"/>
      <text:p text:style-name="P6">Il software libero è vincente in quanto consente l'accesso diretto al codice sorgente rendendo più veloci e agili integrazioni, modifiche e migliorie altrimenti impossibili in progetti software proprietari.</text:p>
      <text:p text:style-name="P6"/>
      <text:p text:style-name="P6">In questo modo ci è stato possibile avviare un progetto di integrazione in Godot dell'engine audio _PureData_ grazie al wrapper [libpd] ideato da Peter Brinkmann.</text:p>
      <text:p text:style-name="P6"/>
      <text:p text:style-name="P10">#### Call for partecipants</text:p>
      <text:p text:style-name="P6"/>
      <text:p text:style-name="P6">Il progetto è ancora in fase embrionale ma contiamo di refinirlo sempre più per poi rilasciarlo ufficialemtne al pubblico in modo che tutti possano avvantaggiarsi anche di un audio _veramente_ procedurale all'interno di Godo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meta:initial-creator>
    <meta:creation-date>2017-09-02T09:13:30.521254165</meta:creation-date>
    <dc:date>2017-09-02T13:25:18.624301495</dc:date>
    <dc:creator>nicola </dc:creator>
    <meta:editing-duration>PT19M33S</meta:editing-duration>
    <meta:editing-cycles>3</meta:editing-cycles>
    <meta:generator>LibreOffice/5.1.6.2$Linux_X86_64 LibreOffice_project/07ac168c60a517dba0f0d7bc7540f5afa45f0909</meta:generator>
    <meta:document-statistic meta:table-count="0" meta:image-count="0" meta:object-count="0" meta:page-count="23" meta:paragraph-count="372" meta:word-count="8581" meta:character-count="56830" meta:non-whitespace-character-count="48615"/>
  </office:meta>
</office:document-meta>
</file>